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4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391cce0" style:font-size-asian="11pt" style:font-weight-asian="normal" style:font-size-complex="11pt" style:font-weight-complex="normal"/>
    </style:style>
    <style:style style:name="P5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9b1cbb"/>
    </style:style>
    <style:style style:name="P6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9052c9"/>
    </style:style>
    <style:style style:name="P7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9bd15" style:font-size-asian="11pt" style:font-weight-asian="normal" style:font-size-complex="11pt" style:font-weight-complex="normal"/>
    </style:style>
    <style:style style:name="P9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a1c914" style:font-size-asian="11pt" style:font-weight-asian="normal" style:font-size-complex="11pt" style:font-weight-complex="normal"/>
    </style:style>
    <style:style style:name="P10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9b1cbb" style:font-size-asian="11pt" style:font-weight-asian="normal" style:font-size-complex="11pt" style:font-weight-complex="normal"/>
    </style:style>
    <style:style style:name="P11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038e95a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0" fo:widows="0" fo:text-indent="-1cm" style:auto-text-indent="false" fo:background-color="transparent" style:writing-mode="lr-tb"/>
      <style:text-properties style:font-name="Ubuntu" fo:font-size="11pt" fo:font-weight="normal" officeooo:rsid="00156bb4" officeooo:paragraph-rsid="041d9a28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bb86d7" officeooo:paragraph-rsid="00d6872a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c10a6f" officeooo:paragraph-rsid="01c24c89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295aa14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42f70c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writing-mode="lr-tb"/>
      <style:text-properties style:font-name="Ubuntu" fo:font-size="11pt" officeooo:paragraph-rsid="012c5ef8" style:font-size-asian="11pt" style:font-size-complex="11pt"/>
    </style:style>
    <style:style style:name="P2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paragraph-rsid="042e5569" style:font-size-asian="11pt" style:font-size-complex="11pt"/>
    </style:style>
    <style:style style:name="P2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paragraph-rsid="0130eea6" style:font-size-asian="11pt" style:font-size-complex="11pt"/>
    </style:style>
    <style:style style:name="P23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0" fo:widows="0" fo:text-indent="-1cm" style:auto-text-indent="false" style:writing-mode="lr-tb"/>
      <style:text-properties style:font-name="Ubuntu" fo:font-size="11pt" officeooo:paragraph-rsid="041d9a28"/>
    </style:style>
    <style:style style:name="P2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style="normal" fo:font-weight="normal" officeooo:rsid="0004d492" officeooo:paragraph-rsid="034ae19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paragraph-rsid="042404c2"/>
    </style:style>
    <style:style style:name="P2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4ee4f6"/>
    </style:style>
    <style:style style:name="P2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130eea6"/>
    </style:style>
    <style:style style:name="P2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2c9763"/>
    </style:style>
    <style:style style:name="P2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55299e"/>
    </style:style>
    <style:style style:name="P3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3046a5"/>
    </style:style>
    <style:style style:name="P3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7d4136"/>
    </style:style>
    <style:style style:name="P3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5446c" officeooo:paragraph-rsid="0097a771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a4c38" officeooo:paragraph-rsid="009a4c38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e67f8" officeooo:paragraph-rsid="009e67f8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b685a8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1035830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7e1f2c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a9249d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c76bcc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4f251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582df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59c73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4112810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569c60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130eea6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207a86a" officeooo:paragraph-rsid="0207a86a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0449dc7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492b98d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2205dd9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a2bdac" officeooo:paragraph-rsid="03a2bdac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a2bdac" officeooo:paragraph-rsid="03f6429d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e55087" officeooo:paragraph-rsid="03e712d3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e55087" officeooo:paragraph-rsid="03f77e61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487da6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3c447a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5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e6cc4b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475cbb9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c5ef8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0ac62" style:font-size-asian="11pt" style:font-weight-asian="normal" style:font-size-complex="11pt" style:font-weight-complex="normal"/>
    </style:style>
    <style:style style:name="P6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6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10c388a" style:font-size-asian="11pt" style:font-weight-asian="normal" style:font-size-complex="11pt" style:font-weight-complex="normal"/>
    </style:style>
    <style:style style:name="P6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130eea6" style:font-size-asian="11pt" style:font-weight-asian="normal" style:font-size-complex="11pt" style:font-weight-complex="normal"/>
    </style:style>
    <style:style style:name="P6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29b7507" style:font-size-asian="11pt" style:font-weight-asian="normal" style:font-size-complex="11pt" style:font-weight-complex="normal"/>
    </style:style>
    <style:style style:name="P6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6b8ef" officeooo:paragraph-rsid="01c10a6f" style:font-size-asian="11pt" style:font-weight-asian="normal" style:font-size-complex="11pt" style:font-weight-complex="normal"/>
    </style:style>
    <style:style style:name="P6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467cc79" officeooo:paragraph-rsid="0467cc79" style:font-size-asian="11pt" style:font-weight-asian="normal" style:font-size-complex="11pt" style:font-weight-complex="normal"/>
    </style:style>
    <style:style style:name="P7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bf216f" style:font-size-asian="11pt" style:font-weight-asian="normal" style:font-size-complex="11pt" style:font-weight-complex="normal"/>
    </style:style>
    <style:style style:name="P7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d7cbd2" style:font-size-asian="11pt" style:font-weight-asian="normal" style:font-size-complex="11pt" style:font-weight-complex="normal"/>
    </style:style>
    <style:style style:name="P7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c0727c" style:font-size-asian="11pt" style:font-weight-asian="normal" style:font-size-complex="11pt" style:font-weight-complex="normal"/>
    </style:style>
    <style:style style:name="P7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130eea6" style:font-size-asian="11pt" style:font-weight-asian="normal" style:font-size-complex="11pt" style:font-weight-complex="normal"/>
    </style:style>
    <style:style style:name="P7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cfb628" style:font-size-asian="11pt" style:font-weight-asian="normal" style:font-size-complex="11pt" style:font-weight-complex="normal"/>
    </style:style>
    <style:style style:name="P7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style:text-underline-style="none" fo:font-weight="normal" officeooo:rsid="0109a800" officeooo:paragraph-rsid="04774777" style:font-size-asian="11pt" style:font-weight-asian="normal" style:font-size-complex="11pt" style:font-weight-complex="normal"/>
    </style:style>
    <style:style style:name="P76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77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aa966b"/>
    </style:style>
    <style:style style:name="P78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68aec0" officeooo:paragraph-rsid="0368aec0" style:font-size-asian="11pt" style:font-weight-asian="normal" style:font-size-complex="11pt" style:font-weight-complex="normal"/>
    </style:style>
    <style:style style:name="P79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0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365f87c" style:font-size-asian="11pt" style:font-weight-asian="normal" style:font-size-complex="11pt" style:font-weight-complex="normal"/>
    </style:style>
    <style:style style:name="P81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style:font-name="Ubuntu" fo:font-size="11pt" fo:font-weight="normal" officeooo:rsid="00156bb4" officeooo:paragraph-rsid="0359bb74" style:font-size-asian="11pt" style:font-weight-asian="normal" style:font-size-complex="11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fo:color="#000000" style:font-name="Ubuntu" fo:font-size="11pt" fo:font-weight="normal" officeooo:paragraph-rsid="003fe9f8" style:font-size-asian="11pt" style:font-weight-asian="normal" style:font-size-complex="11pt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fo:color="#000000" style:font-name="Ubuntu" fo:font-size="11pt" fo:font-weight="normal" officeooo:rsid="01768b10" officeooo:paragraph-rsid="048c612b" style:font-size-asian="11pt" style:font-weight-asian="normal" style:font-size-complex="11pt" style:font-weight-complex="normal"/>
    </style:style>
    <style:style style:name="P85" style:family="paragraph" style:parent-style-name="Heading_20_1" style:master-page-name="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style:writing-mode="lr-tb"/>
      <style:text-properties fo:color="#000000" style:font-name="Ubuntu" fo:font-size="11pt" fo:font-style="normal" fo:font-weight="normal" officeooo:rsid="0004d492" officeooo:paragraph-rsid="0127e38b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style:font-name="Ubuntu" fo:font-size="11pt" officeooo:paragraph-rsid="01343cdd" style:font-size-asian="11pt" style:font-size-complex="11pt"/>
    </style:style>
    <style:style style:name="P87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fo:color="#000000" style:font-name="Ubuntu" fo:font-size="11pt" fo:font-style="italic" fo:font-weight="normal" officeooo:paragraph-rsid="012829eb" style:font-size-asian="11pt" style:font-style-asian="italic" style:font-weight-asian="normal" style:font-size-complex="11pt" style:font-style-complex="italic" style:font-weight-complex="normal"/>
    </style:style>
    <style:style style:name="P88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89" style:family="paragraph" style:parent-style-name="Heading_20_1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Ubuntu" fo:font-size="11pt" officeooo:paragraph-rsid="012b0b59" style:font-size-asian="11pt" style:font-size-complex="11p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c97fbc" officeooo:paragraph-rsid="03c6a486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7fa52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bcaad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40caea0" style:font-size-asian="11pt" style:font-weight-asian="normal" style:font-size-complex="11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411cf35" style:font-size-asian="11pt" style:font-weight-asian="normal" style:font-size-complex="11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3f483b2" style:font-size-asian="11pt" style:font-weight-asian="normal" style:font-size-complex="11pt" style:font-weight-complex="normal"/>
    </style:style>
    <style:style style:name="P96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181717" style:font-name="Ubuntu" fo:font-size="11pt" fo:font-weight="normal" officeooo:rsid="036cad48" officeooo:paragraph-rsid="036cad48" style:font-name-asian="Ubuntu1" style:font-size-asian="11pt" style:font-weight-asian="normal" style:font-name-complex="Ubuntu1" style:font-size-complex="11pt" style:font-weight-complex="normal"/>
    </style:style>
    <style:style style:name="P97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style:font-name="Ubuntu" fo:font-size="11pt" officeooo:rsid="001b357a" officeooo:paragraph-rsid="001b357a" style:font-size-asian="11pt" style:font-size-complex="11pt"/>
    </style:style>
    <style:style style:name="P98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00f4265" style:font-name-asian="Ubuntu1" style:font-size-asian="11pt" style:font-weight-asian="bold" style:font-name-complex="Ubuntu1" style:font-size-complex="11pt" style:font-weight-complex="bold"/>
    </style:style>
    <style:style style:name="P99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rsid="001b357a" officeooo:paragraph-rsid="001b357a" style:font-size-asian="11pt" style:font-weight-asian="bold" style:font-size-complex="11pt" style:font-weight-complex="bold"/>
    </style:style>
    <style:style style:name="P100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36cad48" style:font-size-asian="11pt" style:font-weight-asian="bold" style:font-size-complex="11pt" style:font-weight-complex="bold"/>
    </style:style>
    <style:style style:name="P101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5a07f9" style:font-size-asian="11pt" style:font-weight-asian="normal" style:font-size-complex="11pt" style:font-weight-complex="normal"/>
    </style:style>
    <style:style style:name="P102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1b357a" style:font-name-asian="Ubuntu1" style:font-size-asian="11pt" style:font-weight-asian="normal" style:font-name-complex="Ubuntu1" style:font-size-complex="11pt" style:font-weight-complex="normal"/>
    </style:style>
    <style:style style:name="P103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font-variant="normal" fo:text-transform="none" fo:color="#000000" style:font-name="Ubuntu" fo:font-size="11pt" fo:letter-spacing="normal" fo:font-style="normal" fo:font-weight="normal" officeooo:rsid="000d8ccc" officeooo:paragraph-rsid="005e8c1f" style:font-name-asian="Ubuntu1" style:font-size-asian="11pt" style:font-weight-asian="normal" style:font-name-complex="Ubuntu1" style:font-size-complex="11pt" style:font-weight-complex="normal"/>
    </style:style>
    <style:style style:name="P10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4a4ce10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70093d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1e4b0f3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8c2a96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a7c5dc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842138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1e79886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3e257f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28a9d0" officeooo:paragraph-rsid="04a4ce10" style:font-size-asian="11pt" style:font-weight-asian="normal" style:font-size-complex="11pt" style:font-weight-complex="normal"/>
    </style:style>
    <style:style style:name="P1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2dd3c1" officeooo:paragraph-rsid="04a4ce10" style:font-size-asian="11pt" style:font-weight-asian="normal" style:font-size-complex="11pt" style:font-weight-complex="normal"/>
    </style:style>
    <style:style style:name="P11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Ubuntu" fo:font-size="11pt" fo:font-weight="normal" officeooo:rsid="000b915d" officeooo:paragraph-rsid="000d8ccc" style:font-name-asian="Ubuntu1" style:font-size-asian="11pt" style:font-weight-asian="normal" style:font-name-complex="Ubuntu1" style:font-size-complex="11pt" style:font-weight-complex="normal"/>
    </style:style>
    <style:style style:name="P1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name-asian="Ubuntu1" style:font-size-asian="11pt" style:font-weight-asian="normal" style:font-name-complex="Ubuntu1" style:font-size-complex="11pt" style:font-weight-complex="normal"/>
    </style:style>
    <style:style style:name="P1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19106b" style:font-name-asian="Ubuntu1" style:font-size-asian="11pt" style:font-weight-asian="normal" style:font-name-complex="Ubuntu1" style:font-size-complex="11pt" style:font-weight-complex="normal"/>
    </style:style>
    <style:style style:name="P1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0cacd" officeooo:paragraph-rsid="0010cacd" style:font-name-asian="Ubuntu1" style:font-size-asian="11pt" style:font-weight-asian="normal" style:font-name-complex="Ubuntu1" style:font-size-complex="11pt" style:font-weight-complex="normal"/>
    </style:style>
    <style:style style:name="P121" style:family="paragraph" style:parent-style-name="Standard">
      <style:paragraph-properties fo:margin-top="0cm" fo:margin-bottom="0cm" loext:contextual-spacing="false" fo:line-height="115%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2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370093d" style:font-name-asian="Ubuntu1" style:font-size-asian="11pt" style:font-weight-asian="bold" style:font-name-complex="Ubuntu1" style:font-size-complex="11pt" style:font-weight-complex="bold"/>
    </style:style>
    <style:style style:name="P12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93210c" style:font-name-asian="Ubuntu1" style:font-size-asian="11pt" style:font-weight-asian="bold" style:font-name-complex="Ubuntu1" style:font-size-complex="11pt" style:font-weight-complex="bold"/>
    </style:style>
    <style:style style:name="P12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1ecbb" style:font-size-asian="11pt" style:font-weight-asian="bold" style:font-size-complex="11pt" style:font-weight-complex="bold"/>
    </style:style>
    <style:style style:name="P12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36e9e" style:font-size-asian="11pt" style:font-weight-asian="bold" style:font-size-complex="11pt" style:font-weight-complex="bold"/>
    </style:style>
    <style:style style:name="P12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917813" style:font-size-asian="11pt" style:font-weight-asian="bold" style:font-size-complex="11pt" style:font-weight-complex="bold"/>
    </style:style>
    <style:style style:name="P12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490c1" style:font-size-asian="11pt" style:font-weight-asian="bold" style:font-size-complex="11pt" style:font-weight-complex="bold"/>
    </style:style>
    <style:style style:name="P12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556f1e" style:font-size-asian="11pt" style:font-weight-asian="bold" style:font-size-complex="11pt" style:font-weight-complex="bold"/>
    </style:style>
    <style:style style:name="P13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a7c5dc" style:font-size-asian="11pt" style:font-weight-asian="bold" style:font-size-complex="11pt" style:font-weight-complex="bold"/>
    </style:style>
    <style:style style:name="P13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rsid="00156bb4" officeooo:paragraph-rsid="00696b3a" style:font-size-asian="11pt" style:font-weight-asian="bold" style:font-size-complex="11pt" style:font-weight-complex="bold"/>
    </style:style>
    <style:style style:name="P13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rsid="00156bb4" officeooo:paragraph-rsid="00156bb4" style:font-size-asian="11pt" style:font-weight-asian="bold" style:font-size-complex="11pt" style:font-weight-complex="bold"/>
    </style:style>
    <style:style style:name="P13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language="pt" fo:country="BR" fo:font-weight="bold" officeooo:rsid="035ff1b3" officeooo:paragraph-rsid="035ff1b3" style:letter-kerning="false" style:font-name-asian="Ubuntu1" style:font-size-asian="11pt" style:language-asian="zh" style:country-asian="CN" style:font-weight-asian="bold" style:font-name-complex="Ubuntu1" style:font-size-complex="11pt" style:language-complex="ar" style:country-complex="SA" style:font-weight-complex="bold"/>
    </style:style>
    <style:style style:name="P13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style:text-underline-style="none" fo:font-weight="normal" officeooo:rsid="03796df1" officeooo:paragraph-rsid="03796df1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fo:font-weight="normal" officeooo:rsid="0059ef99" officeooo:paragraph-rsid="00a7c5dc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fo:font-weight="normal" officeooo:paragraph-rsid="03eecba0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paragraph-rsid="04a4ce10" style:font-size-asian="11pt" style:font-size-complex="11pt"/>
    </style:style>
    <style:style style:name="P138" style:family="paragraph" style:parent-style-name="Standard" style:master-page-name="Standard">
      <style:paragraph-properties fo:margin-top="0cm" fo:margin-bottom="0cm" loext:contextual-spacing="false" fo:line-height="115%" fo:text-align="center" style:justify-single-word="false" style:page-number="auto"/>
      <style:text-properties fo:color="#000000" style:font-name="Ubuntu" fo:font-size="11pt" fo:font-weight="bold" officeooo:rsid="000d8ccc" officeooo:paragraph-rsid="000d8ccc" style:font-name-asian="Ubuntu1" style:font-size-asian="11pt" style:font-weight-asian="bold" style:font-name-complex="Ubuntu1" style:font-size-complex="11pt" style:font-weight-complex="bold"/>
    </style:style>
    <style:style style:name="P13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name-asian="Ubuntu1" style:font-size-asian="11pt" style:font-weight-asian="normal" style:font-name-complex="Ubuntu1" style:font-size-complex="11pt" style:font-weight-complex="normal"/>
    </style:style>
    <style:style style:name="P14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4ca8ece" officeooo:paragraph-rsid="04ca8ece" style:font-name-asian="Ubuntu1" style:font-size-asian="11pt" style:font-weight-asian="normal" style:font-name-complex="Ubuntu1" style:font-size-complex="11pt" style:font-weight-complex="normal"/>
    </style:style>
    <style:style style:name="T1" style:family="text">
      <style:text-properties fo:font-variant="normal" fo:text-transform="none" fo:letter-spacing="normal" fo:font-style="normal" style:font-name-asian="Ubuntu1" style:font-name-complex="Ubuntu1"/>
    </style:style>
    <style:style style:name="T2" style:family="text">
      <style:text-properties fo:font-variant="normal" fo:text-transform="none" fo:letter-spacing="normal" fo:font-style="normal" officeooo:rsid="000d8ccc" style:font-name-asian="Ubuntu1" style:font-name-complex="Ubuntu1"/>
    </style:style>
    <style:style style:name="T3" style:family="text">
      <style:text-properties fo:font-variant="normal" fo:text-transform="none" fo:letter-spacing="normal" fo:font-style="normal" officeooo:rsid="005e8c1f" style:font-name-asian="Ubuntu1" style:font-name-complex="Ubuntu1"/>
    </style:style>
    <style:style style:name="T4" style:family="text">
      <style:text-properties fo:font-variant="normal" fo:text-transform="none" fo:letter-spacing="normal" fo:font-style="normal" officeooo:rsid="0088216e" style:font-name-asian="Ubuntu1" style:font-name-complex="Ubuntu1"/>
    </style:style>
    <style:style style:name="T5" style:family="text">
      <style:text-properties fo:font-variant="normal" fo:text-transform="none" fo:color="#000000" style:font-name="Ubuntu" fo:font-size="11pt" fo:letter-spacing="normal" fo:font-style="italic" fo:font-weight="normal" officeooo:rsid="047cce19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variant="normal" fo:text-transform="none" fo:color="#000000" style:font-name="Ubuntu" fo:letter-spacing="normal" fo:font-style="normal" fo:font-weight="normal" style:font-name-asian="Ubuntu1" style:font-weight-asian="normal" style:font-name-complex="Ubuntu1" style:font-weight-complex="normal"/>
    </style:style>
    <style:style style:name="T7" style:family="text">
      <style:text-properties officeooo:rsid="0026f106"/>
    </style:style>
    <style:style style:name="T8" style:family="text">
      <style:text-properties officeooo:rsid="0028a9d0"/>
    </style:style>
    <style:style style:name="T9" style:family="text">
      <style:text-properties officeooo:rsid="002b00f8"/>
    </style:style>
    <style:style style:name="T10" style:family="text">
      <style:text-properties officeooo:rsid="002b0807"/>
    </style:style>
    <style:style style:name="T11" style:family="text">
      <style:text-properties officeooo:rsid="002ed64d"/>
    </style:style>
    <style:style style:name="T12" style:family="text">
      <style:text-properties officeooo:rsid="00313615"/>
    </style:style>
    <style:style style:name="T13" style:family="text">
      <style:text-properties officeooo:rsid="00347cb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61ecbb" style:font-style-asian="italic" style:font-style-complex="italic"/>
    </style:style>
    <style:style style:name="T16" style:family="text">
      <style:text-properties fo:font-style="italic" officeooo:rsid="00bf216f" style:font-style-asian="italic" style:font-style-complex="italic"/>
    </style:style>
    <style:style style:name="T17" style:family="text">
      <style:text-properties fo:font-style="italic" officeooo:rsid="002ed64d" style:font-style-asian="italic" style:font-style-complex="italic"/>
    </style:style>
    <style:style style:name="T18" style:family="text">
      <style:text-properties fo:font-style="italic" officeooo:rsid="00cc8e04" style:font-style-asian="italic" style:font-style-complex="italic"/>
    </style:style>
    <style:style style:name="T19" style:family="text">
      <style:text-properties fo:font-style="italic" officeooo:rsid="0114a6a2" style:font-style-asian="italic" style:font-style-complex="italic"/>
    </style:style>
    <style:style style:name="T20" style:family="text">
      <style:text-properties fo:font-style="italic" officeooo:rsid="003b76d0" style:font-style-asian="italic" style:font-style-complex="italic"/>
    </style:style>
    <style:style style:name="T21" style:family="text">
      <style:text-properties fo:font-style="italic" officeooo:rsid="00347cb3" style:font-style-asian="italic" style:font-style-complex="italic"/>
    </style:style>
    <style:style style:name="T22" style:family="text">
      <style:text-properties fo:font-style="italic" officeooo:rsid="0174f71f" style:font-style-asian="italic" style:font-style-complex="italic"/>
    </style:style>
    <style:style style:name="T23" style:family="text">
      <style:text-properties fo:font-style="italic" officeooo:rsid="0365f87c" style:font-style-asian="italic" style:font-style-complex="italic"/>
    </style:style>
    <style:style style:name="T24" style:family="text">
      <style:text-properties fo:font-style="italic" officeooo:rsid="0343bf4d" style:font-style-asian="italic" style:font-style-complex="italic"/>
    </style:style>
    <style:style style:name="T25" style:family="text">
      <style:text-properties fo:font-style="italic" officeooo:rsid="038f57fb" style:font-style-asian="italic" style:font-style-complex="italic"/>
    </style:style>
    <style:style style:name="T26" style:family="text">
      <style:text-properties fo:font-style="italic" officeooo:rsid="0068c8a6" style:font-style-asian="italic" style:font-style-complex="italic"/>
    </style:style>
    <style:style style:name="T27" style:family="text">
      <style:text-properties fo:font-style="italic" officeooo:rsid="00fa13b4" style:font-style-asian="italic" style:font-style-complex="italic"/>
    </style:style>
    <style:style style:name="T28" style:family="text">
      <style:text-properties fo:font-style="italic" officeooo:rsid="00696b3a" style:font-style-asian="italic" style:font-style-complex="italic"/>
    </style:style>
    <style:style style:name="T29" style:family="text">
      <style:text-properties fo:font-style="italic" officeooo:rsid="00156bb4" style:font-style-asian="italic" style:font-style-complex="italic"/>
    </style:style>
    <style:style style:name="T30" style:family="text">
      <style:text-properties fo:font-style="italic" officeooo:rsid="00bb86d7" style:font-style-asian="italic" style:font-style-complex="italic"/>
    </style:style>
    <style:style style:name="T31" style:family="text">
      <style:text-properties fo:font-style="italic" style:font-style-asian="italic" style:font-name-complex="Arial1" style:font-style-complex="italic"/>
    </style:style>
    <style:style style:name="T32" style:family="text">
      <style:text-properties fo:font-style="italic" style:font-name-asian="Ubuntu1" style:font-style-asian="italic" style:font-name-complex="Ubuntu1" style:font-style-complex="italic"/>
    </style:style>
    <style:style style:name="T33" style:family="text">
      <style:text-properties fo:font-style="italic" officeooo:rsid="00134062" style:font-name-asian="Ubuntu1" style:font-style-asian="italic" style:font-name-complex="Ubuntu1" style:font-style-complex="italic"/>
    </style:style>
    <style:style style:name="T34" style:family="text">
      <style:text-properties fo:font-style="italic" officeooo:rsid="023f2f40" style:font-name-asian="Ubuntu1" style:font-style-asian="italic" style:font-name-complex="Ubuntu1" style:font-style-complex="italic"/>
    </style:style>
    <style:style style:name="T35" style:family="text">
      <style:text-properties fo:font-style="italic" officeooo:rsid="002626d3" style:font-name-asian="Ubuntu1" style:font-style-asian="italic" style:font-name-complex="Ubuntu1" style:font-style-complex="italic"/>
    </style:style>
    <style:style style:name="T36" style:family="text">
      <style:text-properties fo:font-style="italic" officeooo:rsid="0061ecbb" style:font-name-asian="Ubuntu1" style:font-style-asian="italic" style:font-name-complex="Ubuntu1" style:font-style-complex="italic"/>
    </style:style>
    <style:style style:name="T37" style:family="text">
      <style:text-properties fo:font-style="italic" officeooo:rsid="00932b85" style:font-name-asian="Ubuntu1" style:font-style-asian="italic" style:font-name-complex="Ubuntu1" style:font-style-complex="italic"/>
    </style:style>
    <style:style style:name="T38" style:family="text">
      <style:text-properties fo:font-style="italic" officeooo:rsid="00b13c14" style:font-name-asian="Ubuntu1" style:font-style-asian="italic" style:font-name-complex="Ubuntu1" style:font-style-complex="italic"/>
    </style:style>
    <style:style style:name="T39" style:family="text">
      <style:text-properties fo:font-style="italic" officeooo:rsid="01717dee" style:font-name-asian="Ubuntu1" style:font-style-asian="italic" style:font-name-complex="Ubuntu1" style:font-style-complex="italic"/>
    </style:style>
    <style:style style:name="T40" style:family="text">
      <style:text-properties officeooo:rsid="0037efcf"/>
    </style:style>
    <style:style style:name="T41" style:family="text">
      <style:text-properties officeooo:rsid="003c447a"/>
    </style:style>
    <style:style style:name="T42" style:family="text">
      <style:text-properties officeooo:rsid="003ca6af"/>
    </style:style>
    <style:style style:name="T43" style:family="text">
      <style:text-properties officeooo:rsid="0044f8b7"/>
    </style:style>
    <style:style style:name="T44" style:family="text">
      <style:text-properties officeooo:rsid="00496b39"/>
    </style:style>
    <style:style style:name="T45" style:family="text">
      <style:text-properties officeooo:rsid="004a8608"/>
    </style:style>
    <style:style style:name="T46" style:family="text">
      <style:text-properties officeooo:rsid="004bdd53"/>
    </style:style>
    <style:style style:name="T47" style:family="text">
      <style:text-properties officeooo:rsid="004ec508"/>
    </style:style>
    <style:style style:name="T48" style:family="text">
      <style:text-properties officeooo:rsid="004f408a"/>
    </style:style>
    <style:style style:name="T49" style:family="text">
      <style:text-properties officeooo:rsid="00556f1e"/>
    </style:style>
    <style:style style:name="T50" style:family="text">
      <style:text-properties officeooo:rsid="0075b505"/>
    </style:style>
    <style:style style:name="T51" style:family="text">
      <style:text-properties officeooo:rsid="008076cd"/>
    </style:style>
    <style:style style:name="T52" style:family="text">
      <style:text-properties officeooo:rsid="0080afb1"/>
    </style:style>
    <style:style style:name="T53" style:family="text">
      <style:text-properties officeooo:rsid="0096d1d9"/>
    </style:style>
    <style:style style:name="T54" style:family="text">
      <style:text-properties officeooo:rsid="009b20c8"/>
    </style:style>
    <style:style style:name="T55" style:family="text">
      <style:text-properties officeooo:rsid="009d0e89"/>
    </style:style>
    <style:style style:name="T56" style:family="text">
      <style:text-properties officeooo:rsid="00a057ed"/>
    </style:style>
    <style:style style:name="T57" style:family="text">
      <style:text-properties officeooo:rsid="00a0cae4"/>
    </style:style>
    <style:style style:name="T58" style:family="text">
      <style:text-properties officeooo:rsid="00af16b3"/>
    </style:style>
    <style:style style:name="T59" style:family="text">
      <style:text-properties officeooo:rsid="00b5b6f3"/>
    </style:style>
    <style:style style:name="T60" style:family="text">
      <style:text-properties officeooo:rsid="00b85f6c"/>
    </style:style>
    <style:style style:name="T61" style:family="text">
      <style:text-properties officeooo:rsid="00bf216f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bf216f" style:font-style-asian="normal" style:font-style-complex="normal"/>
    </style:style>
    <style:style style:name="T64" style:family="text">
      <style:text-properties fo:font-style="normal" officeooo:rsid="00156bb4" style:font-style-asian="normal" style:font-style-complex="normal"/>
    </style:style>
    <style:style style:name="T65" style:family="text">
      <style:text-properties fo:font-style="normal" officeooo:rsid="00bff054" style:font-style-asian="normal" style:font-style-complex="normal"/>
    </style:style>
    <style:style style:name="T66" style:family="text">
      <style:text-properties fo:font-style="normal" officeooo:rsid="00cdb167" style:font-style-asian="normal" style:font-style-complex="normal"/>
    </style:style>
    <style:style style:name="T67" style:family="text">
      <style:text-properties fo:font-style="normal" officeooo:rsid="0004d492" style:font-style-asian="normal" style:font-style-complex="normal"/>
    </style:style>
    <style:style style:name="T68" style:family="text">
      <style:text-properties fo:font-style="normal" officeooo:rsid="043a6874" style:font-style-asian="normal" style:font-style-complex="normal"/>
    </style:style>
    <style:style style:name="T69" style:family="text">
      <style:text-properties fo:font-style="normal" officeooo:rsid="015f9f6a" style:font-style-asian="normal" style:font-style-complex="normal"/>
    </style:style>
    <style:style style:name="T70" style:family="text">
      <style:text-properties fo:font-style="normal" officeooo:rsid="00565e95" style:font-style-asian="normal" style:font-style-complex="normal"/>
    </style:style>
    <style:style style:name="T71" style:family="text">
      <style:text-properties fo:font-style="normal" officeooo:rsid="037ef3b6" style:font-style-asian="normal" style:font-style-complex="normal"/>
    </style:style>
    <style:style style:name="T72" style:family="text">
      <style:text-properties fo:font-style="normal" officeooo:rsid="0416e53c" style:font-style-asian="normal" style:font-style-complex="normal"/>
    </style:style>
    <style:style style:name="T73" style:family="text">
      <style:text-properties fo:font-style="normal" officeooo:rsid="0336e952" style:font-style-asian="normal" style:font-style-complex="normal"/>
    </style:style>
    <style:style style:name="T74" style:family="text">
      <style:text-properties fo:font-style="normal" officeooo:rsid="03f2cf8e" style:font-style-asian="normal" style:font-style-complex="normal"/>
    </style:style>
    <style:style style:name="T75" style:family="text">
      <style:text-properties fo:font-style="normal" officeooo:rsid="04148f19" style:font-style-asian="normal" style:font-style-complex="normal"/>
    </style:style>
    <style:style style:name="T76" style:family="text">
      <style:text-properties fo:font-style="normal" officeooo:rsid="019d7954" style:font-style-asian="normal" style:font-style-complex="normal"/>
    </style:style>
    <style:style style:name="T77" style:family="text">
      <style:text-properties fo:font-style="normal" officeooo:rsid="019d2650" style:font-style-asian="normal" style:font-style-complex="normal"/>
    </style:style>
    <style:style style:name="T78" style:family="text">
      <style:text-properties fo:font-style="normal" officeooo:rsid="01e829e3" style:font-style-asian="normal" style:font-style-complex="normal"/>
    </style:style>
    <style:style style:name="T79" style:family="text">
      <style:text-properties fo:font-style="normal" officeooo:rsid="002dd3c1" style:font-style-asian="normal" style:font-style-complex="normal"/>
    </style:style>
    <style:style style:name="T80" style:family="text">
      <style:text-properties fo:font-style="normal" officeooo:rsid="0404de49" style:font-style-asian="normal" style:font-style-complex="normal"/>
    </style:style>
    <style:style style:name="T81" style:family="text">
      <style:text-properties fo:font-style="normal" officeooo:rsid="016da873" style:font-style-asian="normal" style:font-style-complex="normal"/>
    </style:style>
    <style:style style:name="T82" style:family="text">
      <style:text-properties fo:font-style="normal" style:font-name-asian="Ubuntu1" style:font-style-asian="normal" style:font-name-complex="Ubuntu1" style:font-style-complex="normal"/>
    </style:style>
    <style:style style:name="T83" style:family="text">
      <style:text-properties fo:font-style="normal" officeooo:rsid="00134062" style:font-name-asian="Ubuntu1" style:font-style-asian="normal" style:font-name-complex="Ubuntu1" style:font-style-complex="normal"/>
    </style:style>
    <style:style style:name="T84" style:family="text">
      <style:text-properties fo:font-style="normal" officeooo:rsid="023f2f40" style:font-name-asian="Ubuntu1" style:font-style-asian="normal" style:font-name-complex="Ubuntu1" style:font-style-complex="normal"/>
    </style:style>
    <style:style style:name="T85" style:family="text">
      <style:text-properties officeooo:rsid="00bff054"/>
    </style:style>
    <style:style style:name="T86" style:family="text">
      <style:text-properties officeooo:rsid="00c0727c"/>
    </style:style>
    <style:style style:name="T87" style:family="text">
      <style:text-properties officeooo:rsid="00cc8e04"/>
    </style:style>
    <style:style style:name="T88" style:family="text">
      <style:text-properties officeooo:rsid="00e6cc4b"/>
    </style:style>
    <style:style style:name="T89" style:family="text">
      <style:text-properties officeooo:rsid="00f3b788"/>
    </style:style>
    <style:style style:name="T90" style:family="text">
      <style:text-properties officeooo:rsid="010a4ca9"/>
    </style:style>
    <style:style style:name="T91" style:family="text">
      <style:text-properties officeooo:rsid="0106b8ef"/>
    </style:style>
    <style:style style:name="T92" style:family="text">
      <style:text-properties style:text-underline-style="solid" style:text-underline-width="auto" style:text-underline-color="font-color" officeooo:rsid="0106b8ef"/>
    </style:style>
    <style:style style:name="T93" style:family="text">
      <style:text-properties style:text-underline-style="solid" style:text-underline-width="auto" style:text-underline-color="font-color" fo:font-weight="bold" style:font-name-asian="Ubuntu1" style:font-weight-asian="bold" style:font-name-complex="Ubuntu1" style:font-weight-complex="bold"/>
    </style:style>
    <style:style style:name="T94" style:family="text">
      <style:text-properties officeooo:rsid="0114a335"/>
    </style:style>
    <style:style style:name="T95" style:family="text">
      <style:text-properties officeooo:rsid="0114a6a2"/>
    </style:style>
    <style:style style:name="T96" style:family="text">
      <style:text-properties officeooo:rsid="0139abde"/>
    </style:style>
    <style:style style:name="T97" style:family="text">
      <style:text-properties officeooo:rsid="013dd893"/>
    </style:style>
    <style:style style:name="T98" style:family="text">
      <style:text-properties officeooo:rsid="01449897"/>
    </style:style>
    <style:style style:name="T99" style:family="text">
      <style:text-properties officeooo:rsid="016da873"/>
    </style:style>
    <style:style style:name="T100" style:family="text">
      <style:text-properties officeooo:rsid="0173a999"/>
    </style:style>
    <style:style style:name="T101" style:family="text">
      <style:text-properties officeooo:rsid="019de617"/>
    </style:style>
    <style:style style:name="T102" style:family="text">
      <style:text-properties officeooo:rsid="01b5c76e"/>
    </style:style>
    <style:style style:name="T103" style:family="text">
      <style:text-properties officeooo:rsid="01b7dd34"/>
    </style:style>
    <style:style style:name="T104" style:family="text">
      <style:text-properties officeooo:rsid="0336e952"/>
    </style:style>
    <style:style style:name="T105" style:family="text">
      <style:text-properties officeooo:rsid="034215a4"/>
    </style:style>
    <style:style style:name="T106" style:family="text">
      <style:text-properties officeooo:rsid="0365f87c"/>
    </style:style>
    <style:style style:name="T107" style:family="text">
      <style:text-properties officeooo:rsid="0343bf4d"/>
    </style:style>
    <style:style style:name="T108" style:family="text">
      <style:text-properties officeooo:rsid="038b0ef1"/>
    </style:style>
    <style:style style:name="T109" style:family="text">
      <style:text-properties officeooo:rsid="038f57fb"/>
    </style:style>
    <style:style style:name="T110" style:family="text">
      <style:text-properties officeooo:rsid="03b0f78b"/>
    </style:style>
    <style:style style:name="T111" style:family="text">
      <style:text-properties officeooo:rsid="03b31741"/>
    </style:style>
    <style:style style:name="T112" style:family="text">
      <style:text-properties officeooo:rsid="03b50fa5"/>
    </style:style>
    <style:style style:name="T113" style:family="text">
      <style:text-properties officeooo:rsid="03b685a8"/>
    </style:style>
    <style:style style:name="T114" style:family="text">
      <style:text-properties officeooo:rsid="04148f19"/>
    </style:style>
    <style:style style:name="T115" style:family="text">
      <style:text-properties officeooo:rsid="0439f2f9"/>
    </style:style>
    <style:style style:name="T116" style:family="text">
      <style:text-properties style:font-name-complex="Arial1"/>
    </style:style>
    <style:style style:name="T117" style:family="text">
      <style:text-properties officeooo:rsid="0472d8e1"/>
    </style:style>
    <style:style style:name="T118" style:family="text">
      <style:text-properties officeooo:rsid="0473b5a7"/>
    </style:style>
    <style:style style:name="T119" style:family="text">
      <style:text-properties officeooo:rsid="0475484d"/>
    </style:style>
    <style:style style:name="T120" style:family="text">
      <style:text-properties style:font-name-asian="Ubuntu1" style:font-name-complex="Ubuntu1"/>
    </style:style>
    <style:style style:name="T121" style:family="text">
      <style:text-properties officeooo:rsid="000d8ccc" style:font-name-asian="Ubuntu1" style:font-name-complex="Ubuntu1"/>
    </style:style>
    <style:style style:name="T122" style:family="text">
      <style:text-properties officeooo:rsid="036f76db" style:font-name-asian="Ubuntu1" style:font-name-complex="Ubuntu1"/>
    </style:style>
    <style:style style:name="T123" style:family="text">
      <style:text-properties officeooo:rsid="0370093d" style:font-name-asian="Ubuntu1" style:font-name-complex="Ubuntu1"/>
    </style:style>
    <style:style style:name="T124" style:family="text">
      <style:text-properties officeooo:rsid="00156bb4" style:font-name-asian="Ubuntu1" style:font-name-complex="Ubuntu1"/>
    </style:style>
    <style:style style:name="T125" style:family="text">
      <style:text-properties officeooo:rsid="0371e7e8" style:font-name-asian="Ubuntu1" style:font-name-complex="Ubuntu1"/>
    </style:style>
    <style:style style:name="T126" style:family="text">
      <style:text-properties officeooo:rsid="007d0ce2" style:font-name-asian="Ubuntu1" style:font-name-complex="Ubuntu1"/>
    </style:style>
    <style:style style:name="T127" style:family="text">
      <style:text-properties officeooo:rsid="0013dd93" style:font-name-asian="Ubuntu1" style:font-name-complex="Ubuntu1"/>
    </style:style>
    <style:style style:name="T128" style:family="text">
      <style:text-properties officeooo:rsid="002626d3" style:font-name-asian="Ubuntu1" style:font-name-complex="Ubuntu1"/>
    </style:style>
    <style:style style:name="T129" style:family="text">
      <style:text-properties officeooo:rsid="036cad48" style:font-name-asian="Ubuntu1" style:font-name-complex="Ubuntu1"/>
    </style:style>
    <style:style style:name="T130" style:family="text">
      <style:text-properties officeooo:rsid="03b0f78b" style:font-name-asian="Ubuntu1" style:font-name-complex="Ubuntu1"/>
    </style:style>
    <style:style style:name="T131" style:family="text">
      <style:text-properties officeooo:rsid="0010cacd" style:font-name-asian="Ubuntu1" style:font-name-complex="Ubuntu1"/>
    </style:style>
    <style:style style:name="T132" style:family="text">
      <style:text-properties officeooo:rsid="0139abde" style:font-name-asian="Ubuntu1" style:font-name-complex="Ubuntu1"/>
    </style:style>
    <style:style style:name="T133" style:family="text">
      <style:text-properties officeooo:rsid="007ba796" style:font-name-asian="Ubuntu1" style:font-name-complex="Ubuntu1"/>
    </style:style>
    <style:style style:name="T134" style:family="text">
      <style:text-properties officeooo:rsid="007e0e99" style:font-name-asian="Ubuntu1" style:font-name-complex="Ubuntu1"/>
    </style:style>
    <style:style style:name="T135" style:family="text">
      <style:text-properties officeooo:rsid="0050e53c" style:font-name-asian="Ubuntu1" style:font-name-complex="Ubuntu1"/>
    </style:style>
    <style:style style:name="T136" style:family="text">
      <style:text-properties officeooo:rsid="007894fb" style:font-name-asian="Ubuntu1" style:font-name-complex="Ubuntu1"/>
    </style:style>
    <style:style style:name="T137" style:family="text">
      <style:text-properties officeooo:rsid="001d257f" style:font-name-asian="Ubuntu1" style:font-name-complex="Ubuntu1"/>
    </style:style>
    <style:style style:name="T138" style:family="text">
      <style:text-properties officeooo:rsid="00607a5c" style:font-name-asian="Ubuntu1" style:font-name-complex="Ubuntu1"/>
    </style:style>
    <style:style style:name="T139" style:family="text">
      <style:text-properties officeooo:rsid="008ca3ab" style:font-name-asian="Ubuntu1" style:font-name-complex="Ubuntu1"/>
    </style:style>
    <style:style style:name="T140" style:family="text">
      <style:text-properties officeooo:rsid="000b915d" style:font-name-asian="Ubuntu1" style:font-name-complex="Ubuntu1"/>
    </style:style>
    <style:style style:name="T141" style:family="text">
      <style:text-properties officeooo:rsid="001d3042" style:font-name-asian="Ubuntu1" style:font-name-complex="Ubuntu1"/>
    </style:style>
    <style:style style:name="T142" style:family="text">
      <style:text-properties officeooo:rsid="008d77ac" style:font-name-asian="Ubuntu1" style:font-name-complex="Ubuntu1"/>
    </style:style>
    <style:style style:name="T143" style:family="text">
      <style:text-properties officeooo:rsid="0021c542" style:font-name-asian="Ubuntu1" style:font-name-complex="Ubuntu1"/>
    </style:style>
    <style:style style:name="T144" style:family="text">
      <style:text-properties officeooo:rsid="01e3a457" style:font-name-asian="Ubuntu1" style:font-name-complex="Ubuntu1"/>
    </style:style>
    <style:style style:name="T145" style:family="text">
      <style:text-properties officeooo:rsid="01e4b0f3" style:font-name-asian="Ubuntu1" style:font-name-complex="Ubuntu1"/>
    </style:style>
    <style:style style:name="T146" style:family="text">
      <style:text-properties officeooo:rsid="01e3cb02" style:font-name-asian="Ubuntu1" style:font-name-complex="Ubuntu1"/>
    </style:style>
    <style:style style:name="T147" style:family="text">
      <style:text-properties officeooo:rsid="0026b741" style:font-name-asian="Ubuntu1" style:font-name-complex="Ubuntu1"/>
    </style:style>
    <style:style style:name="T148" style:family="text">
      <style:text-properties officeooo:rsid="01e6cf40" style:font-name-asian="Ubuntu1" style:font-name-complex="Ubuntu1"/>
    </style:style>
    <style:style style:name="T149" style:family="text">
      <style:text-properties officeooo:rsid="01f83c5c" style:font-name-asian="Ubuntu1" style:font-name-complex="Ubuntu1"/>
    </style:style>
    <style:style style:name="T150" style:family="text">
      <style:text-properties officeooo:rsid="0079f644" style:font-name-asian="Ubuntu1" style:font-name-complex="Ubuntu1"/>
    </style:style>
    <style:style style:name="T151" style:family="text">
      <style:text-properties officeooo:rsid="0448445c" style:font-name-asian="Ubuntu1" style:font-name-complex="Ubuntu1"/>
    </style:style>
    <style:style style:name="T152" style:family="text">
      <style:text-properties officeooo:rsid="044988ca" style:font-name-asian="Ubuntu1" style:font-name-complex="Ubuntu1"/>
    </style:style>
    <style:style style:name="T153" style:family="text">
      <style:text-properties officeooo:rsid="00249015" style:font-name-asian="Ubuntu1" style:font-name-complex="Ubuntu1"/>
    </style:style>
    <style:style style:name="T154" style:family="text">
      <style:text-properties officeooo:rsid="04437b05" style:font-name-asian="Ubuntu1" style:font-name-complex="Ubuntu1"/>
    </style:style>
    <style:style style:name="T155" style:family="text">
      <style:text-properties officeooo:rsid="0025d562" style:font-name-asian="Ubuntu1" style:font-name-complex="Ubuntu1"/>
    </style:style>
    <style:style style:name="T156" style:family="text">
      <style:text-properties officeooo:rsid="009074c8" style:font-name-asian="Ubuntu1" style:font-name-complex="Ubuntu1"/>
    </style:style>
    <style:style style:name="T157" style:family="text">
      <style:text-properties officeooo:rsid="001e8fa1" style:font-name-asian="Ubuntu1" style:font-name-complex="Ubuntu1"/>
    </style:style>
    <style:style style:name="T158" style:family="text">
      <style:text-properties officeooo:rsid="00556f1e" style:font-name-asian="Ubuntu1" style:font-name-complex="Ubuntu1"/>
    </style:style>
    <style:style style:name="T159" style:family="text">
      <style:text-properties officeooo:rsid="00565e95" style:font-name-asian="Ubuntu1" style:font-name-complex="Ubuntu1"/>
    </style:style>
    <style:style style:name="T160" style:family="text">
      <style:text-properties officeooo:rsid="04c7cb1e" style:font-name-asian="Ubuntu1" style:font-name-complex="Ubuntu1"/>
    </style:style>
    <style:style style:name="T161" style:family="text">
      <style:text-properties fo:language="pt" fo:country="BR" fo:font-style="normal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2" style:family="text">
      <style:text-properties fo:language="pt" fo:country="BR" fo:font-style="normal" officeooo:rsid="019de61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3" style:family="text">
      <style:text-properties fo:language="pt" fo:country="BR" fo:font-style="normal" officeooo:rsid="01f5c60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4" style:family="text">
      <style:text-properties fo:language="pt" fo:country="BR" fo:font-style="normal" officeooo:rsid="03e712d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5" style:family="text">
      <style:text-properties fo:language="pt" fo:country="BR" fo:font-style="normal" officeooo:rsid="03c97fbc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6" style:family="text">
      <style:text-properties fo:language="pt" fo:country="BR" fo:font-style="normal" officeooo:rsid="03ee156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7" style:family="text">
      <style:text-properties fo:language="pt" fo:country="BR" fo:font-style="normal" officeooo:rsid="03fbec6d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8" style:family="text">
      <style:text-properties fo:language="pt" fo:country="BR" fo:font-style="normal" officeooo:rsid="04148f1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9" style:family="text">
      <style:text-properties fo:language="pt" fo:country="BR" fo:font-style="normal" officeooo:rsid="0411281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0" style:family="text">
      <style:text-properties fo:language="pt" fo:country="BR" fo:font-style="normal" officeooo:rsid="03d29b2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1" style:family="text">
      <style:text-properties fo:language="pt" fo:country="BR" fo:font-style="normal" officeooo:rsid="0404de4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2" style:family="text">
      <style:text-properties fo:language="pt" fo:country="BR" fo:font-style="normal" officeooo:rsid="03e17314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3" style:family="text">
      <style:text-properties fo:language="pt" fo:country="BR" fo:font-style="normal" officeooo:rsid="03e8fab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4" style:family="text">
      <style:text-properties fo:language="pt" fo:country="BR" fo:font-style="normal" officeooo:rsid="0401929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5" style:family="text">
      <style:text-properties fo:language="pt" fo:country="BR" fo:font-style="normal" officeooo:rsid="002dd3c1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76" style:family="text">
      <style:text-properties fo:language="pt" fo:country="BR" fo:font-style="italic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77" style:family="text">
      <style:text-properties fo:language="pt" fo:country="BR" fo:font-style="italic" officeooo:rsid="019de617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78" style:family="text">
      <style:text-properties fo:language="pt" fo:country="BR" officeooo:rsid="036cad48" style:letter-kerning="false" style:font-name-asian="Ubuntu1" style:language-asian="zh" style:country-asian="CN" style:font-name-complex="Ubuntu1" style:language-complex="ar" style:country-complex="SA"/>
    </style:style>
    <style:style style:name="T179" style:family="text">
      <style:text-properties fo:language="pt" fo:country="BR" officeooo:rsid="037867c2" style:letter-kerning="false" style:font-name-asian="Ubuntu1" style:language-asian="zh" style:country-asian="CN" style:font-name-complex="Ubuntu1" style:language-complex="ar" style:country-complex="SA"/>
    </style:style>
    <style:style style:name="T180" style:family="text">
      <style:text-properties fo:language="pt" fo:country="BR" officeooo:rsid="044988ca" style:letter-kerning="false" style:font-name-asian="Ubuntu1" style:language-asian="zh" style:country-asian="CN" style:font-name-complex="Ubuntu1" style:language-complex="ar" style:country-complex="SA"/>
    </style:style>
    <style:style style:name="T181" style:family="text">
      <style:text-properties fo:language="pt" fo:country="BR" style:letter-kerning="false" style:font-name-asian="Times New Roman1" style:language-asian="zh" style:country-asian="CN" style:font-name-complex="Times New Roman1" style:language-complex="ar" style:country-complex="SA"/>
    </style:style>
    <style:style style:name="T182" style:family="text">
      <style:text-properties fo:language="pt" fo:country="BR" officeooo:rsid="020200ec" style:letter-kerning="false" style:font-name-asian="Times New Roman1" style:language-asian="zh" style:country-asian="CN" style:font-name-complex="Times New Roman1" style:language-complex="ar" style:country-complex="SA"/>
    </style:style>
    <style:style style:name="T183" style:family="text">
      <style:text-properties fo:language="pt" fo:country="BR" officeooo:rsid="038048f4" style:letter-kerning="false" style:font-name-asian="Times New Roman1" style:language-asian="zh" style:country-asian="CN" style:font-name-complex="Times New Roman1" style:language-complex="ar" style:country-complex="SA"/>
    </style:style>
    <style:style style:name="T184" style:family="text">
      <style:text-properties fo:language="pt" fo:country="BR" officeooo:rsid="01f5c607" style:letter-kerning="false" style:font-name-asian="Times New Roman1" style:language-asian="zh" style:country-asian="CN" style:font-name-complex="Times New Roman1" style:language-complex="ar" style:country-complex="SA"/>
    </style:style>
    <style:style style:name="T185" style:family="text">
      <style:text-properties fo:language="pt" fo:country="BR" officeooo:rsid="038be1f6" style:letter-kerning="false" style:font-name-asian="Times New Roman1" style:language-asian="zh" style:country-asian="CN" style:font-name-complex="Times New Roman1" style:language-complex="ar" style:country-complex="SA"/>
    </style:style>
    <style:style style:name="T186" style:family="text">
      <style:text-properties fo:language="pt" fo:country="BR" officeooo:rsid="01481e6f" style:letter-kerning="false" style:font-name-asian="Times New Roman1" style:language-asian="zh" style:country-asian="CN" style:font-name-complex="Times New Roman1" style:language-complex="ar" style:country-complex="SA"/>
    </style:style>
    <style:style style:name="T187" style:family="text">
      <style:text-properties fo:language="pt" fo:country="BR" officeooo:rsid="03aab819" style:letter-kerning="false" style:font-name-asian="Times New Roman1" style:language-asian="zh" style:country-asian="CN" style:font-name-complex="Times New Roman1" style:language-complex="ar" style:country-complex="SA"/>
    </style:style>
    <style:style style:name="T188" style:family="text">
      <style:text-properties fo:language="pt" fo:country="BR" officeooo:rsid="03a968b4" style:letter-kerning="false" style:font-name-asian="Times New Roman1" style:language-asian="zh" style:country-asian="CN" style:font-name-complex="Times New Roman1" style:language-complex="ar" style:country-complex="SA"/>
    </style:style>
    <style:style style:name="T189" style:family="text">
      <style:text-properties fo:language="pt" fo:country="BR" officeooo:rsid="03a741da" style:letter-kerning="false" style:font-name-asian="Times New Roman1" style:language-asian="zh" style:country-asian="CN" style:font-name-complex="Times New Roman1" style:language-complex="ar" style:country-complex="SA"/>
    </style:style>
    <style:style style:name="T190" style:family="text">
      <style:text-properties fo:language="pt" fo:country="BR" officeooo:rsid="02060caa" style:letter-kerning="false" style:font-name-asian="Times New Roman1" style:language-asian="zh" style:country-asian="CN" style:font-name-complex="Times New Roman1" style:language-complex="ar" style:country-complex="SA"/>
    </style:style>
    <style:style style:name="T191" style:family="text">
      <style:text-properties fo:language="pt" fo:country="BR" officeooo:rsid="0363898b" style:letter-kerning="false" style:font-name-asian="Times New Roman1" style:language-asian="zh" style:country-asian="CN" style:font-name-complex="Times New Roman1" style:language-complex="ar" style:country-complex="SA"/>
    </style:style>
    <style:style style:name="T192" style:family="text">
      <style:text-properties fo:language="pt" fo:country="BR" officeooo:rsid="03de2b84" style:letter-kerning="false" style:font-name-asian="Times New Roman1" style:language-asian="zh" style:country-asian="CN" style:font-name-complex="Times New Roman1" style:language-complex="ar" style:country-complex="SA"/>
    </style:style>
    <style:style style:name="T193" style:family="text">
      <style:text-properties fo:language="pt" fo:country="BR" officeooo:rsid="03c85724" style:letter-kerning="false" style:font-name-asian="Times New Roman1" style:language-asian="zh" style:country-asian="CN" style:font-name-complex="Times New Roman1" style:language-complex="ar" style:country-complex="SA"/>
    </style:style>
    <style:style style:name="T194" style:family="text">
      <style:text-properties fo:language="pt" fo:country="BR" officeooo:rsid="03c97fbc" style:letter-kerning="false" style:font-name-asian="Times New Roman1" style:language-asian="zh" style:country-asian="CN" style:font-name-complex="Times New Roman1" style:language-complex="ar" style:country-complex="SA"/>
    </style:style>
    <style:style style:name="T195" style:family="text">
      <style:text-properties fo:language="pt" fo:country="BR" officeooo:rsid="03d29b2e" style:letter-kerning="false" style:font-name-asian="Times New Roman1" style:language-asian="zh" style:country-asian="CN" style:font-name-complex="Times New Roman1" style:language-complex="ar" style:country-complex="SA"/>
    </style:style>
    <style:style style:name="T196" style:family="text">
      <style:text-properties fo:language="pt" fo:country="BR" officeooo:rsid="040e1d03" style:letter-kerning="false" style:font-name-asian="Times New Roman1" style:language-asian="zh" style:country-asian="CN" style:font-name-complex="Times New Roman1" style:language-complex="ar" style:country-complex="SA"/>
    </style:style>
    <style:style style:name="T197" style:family="text">
      <style:text-properties fo:language="pt" fo:country="BR" officeooo:rsid="03e17314" style:letter-kerning="false" style:font-name-asian="Times New Roman1" style:language-asian="zh" style:country-asian="CN" style:font-name-complex="Times New Roman1" style:language-complex="ar" style:country-complex="SA"/>
    </style:style>
    <style:style style:name="T198" style:family="text">
      <style:text-properties fo:language="pt" fo:country="BR" officeooo:rsid="03e8fab0" style:letter-kerning="false" style:font-name-asian="Times New Roman1" style:language-asian="zh" style:country-asian="CN" style:font-name-complex="Times New Roman1" style:language-complex="ar" style:country-complex="SA"/>
    </style:style>
    <style:style style:name="T199" style:family="text">
      <style:text-properties fo:language="pt" fo:country="BR" officeooo:rsid="03fbec6d" style:letter-kerning="false" style:font-name-asian="Times New Roman1" style:language-asian="zh" style:country-asian="CN" style:font-name-complex="Times New Roman1" style:language-complex="ar" style:country-complex="SA"/>
    </style:style>
    <style:style style:name="T200" style:family="text">
      <style:text-properties fo:language="pt" fo:country="BR" officeooo:rsid="04148f19" style:letter-kerning="false" style:font-name-asian="Times New Roman1" style:language-asian="zh" style:country-asian="CN" style:font-name-complex="Times New Roman1" style:language-complex="ar" style:country-complex="SA"/>
    </style:style>
    <style:style style:name="T201" style:family="text">
      <style:text-properties fo:language="pt" fo:country="BR" officeooo:rsid="019de617" style:letter-kerning="false" style:font-name-asian="Times New Roman1" style:language-asian="zh" style:country-asian="CN" style:font-name-complex="Times New Roman1" style:language-complex="ar" style:country-complex="SA"/>
    </style:style>
    <style:style style:name="T202" style:family="text">
      <style:text-properties fo:color="#000000"/>
    </style:style>
    <style:style style:name="T203" style:family="text">
      <style:text-properties fo:color="#000000" style:font-name="Ubuntu"/>
    </style:style>
    <style:style style:name="T204" style:family="text"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T205" style:family="text">
      <style:text-properties fo:color="#000000" style:font-name="Ubuntu" fo:font-size="11pt" fo:font-weight="normal" officeooo:rsid="038f57fb" style:font-size-asian="11pt" style:font-weight-asian="normal" style:font-size-complex="11pt" style:font-weight-complex="normal"/>
    </style:style>
    <style:style style:name="T206" style:family="text">
      <style:text-properties fo:color="#000000" style:font-name="Ubuntu" fo:font-size="11pt" fo:font-weight="normal" officeooo:rsid="0391cce0" style:font-size-asian="11pt" style:font-weight-asian="normal" style:font-size-complex="11pt" style:font-weight-complex="normal"/>
    </style:style>
    <style:style style:name="T207" style:family="text">
      <style:text-properties fo:color="#000000" style:font-name="Ubuntu" fo:font-size="11pt" fo:font-weight="normal" officeooo:rsid="00156bb4" style:font-size-asian="11pt" style:font-weight-asian="normal" style:font-size-complex="11pt" style:font-weight-complex="normal"/>
    </style:style>
    <style:style style:name="T208" style:family="text">
      <style:text-properties fo:color="#000000" style:font-name="Ubuntu" fo:font-size="11pt" fo:font-weight="normal" officeooo:rsid="0003acd1" style:font-size-asian="11pt" style:font-weight-asian="normal" style:font-size-complex="11pt" style:font-weight-complex="normal"/>
    </style:style>
    <style:style style:name="T209" style:family="text">
      <style:text-properties fo:color="#000000" style:font-name="Ubuntu" fo:font-size="11pt" fo:font-weight="normal" officeooo:rsid="047cce19" style:font-size-asian="11pt" style:font-weight-asian="normal" style:font-size-complex="11pt" style:font-weight-complex="normal"/>
    </style:style>
    <style:style style:name="T210" style:family="text">
      <style:text-properties fo:color="#000000" style:font-name="Ubuntu" fo:font-size="11pt" fo:font-weight="normal" officeooo:rsid="00bd2525" style:font-size-asian="11pt" style:font-weight-asian="normal" style:font-size-complex="11pt" style:font-weight-complex="normal"/>
    </style:style>
    <style:style style:name="T211" style:family="text">
      <style:text-properties fo:color="#000000" style:font-name="Ubuntu" fo:font-size="11pt" fo:font-weight="normal" officeooo:rsid="00bb86d7" style:font-size-asian="11pt" style:font-weight-asian="normal" style:font-size-complex="11pt" style:font-weight-complex="normal"/>
    </style:style>
    <style:style style:name="T212" style:family="text">
      <style:text-properties fo:color="#000000" style:font-name="Ubuntu" fo:font-size="11pt" fo:font-weight="normal" officeooo:rsid="00d37a11" style:font-size-asian="11pt" style:font-weight-asian="normal" style:font-size-complex="11pt" style:font-weight-complex="normal"/>
    </style:style>
    <style:style style:name="T213" style:family="text">
      <style:text-properties fo:color="#000000" style:font-name="Ubuntu" fo:font-size="11pt" fo:font-weight="normal" officeooo:rsid="002ed64d" style:font-size-asian="11pt" style:font-weight-asian="normal" style:font-size-complex="11pt" style:font-weight-complex="normal"/>
    </style:style>
    <style:style style:name="T214" style:family="text">
      <style:text-properties fo:color="#000000" style:font-name="Ubuntu" fo:font-size="11pt" fo:font-weight="normal" officeooo:rsid="0359bb74" style:font-size-asian="11pt" style:font-weight-asian="normal" style:font-size-complex="11pt" style:font-weight-complex="normal"/>
    </style:style>
    <style:style style:name="T215" style:family="text">
      <style:text-properties fo:color="#000000" style:font-name="Ubuntu" fo:font-size="11pt" fo:font-weight="normal" officeooo:rsid="0340ec21" style:font-size-asian="11pt" style:font-weight-asian="normal" style:font-size-complex="11pt" style:font-weight-complex="normal"/>
    </style:style>
    <style:style style:name="T216" style:family="text">
      <style:text-properties fo:color="#000000"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17" style:family="text">
      <style:text-properties fo:color="#000000" style:font-name="Ubuntu" fo:font-size="11pt" fo:font-style="italic" fo:font-weight="normal" officeooo:rsid="00156bb4" style:font-size-asian="11pt" style:font-style-asian="italic" style:font-weight-asian="normal" style:font-size-complex="11pt" style:font-style-complex="italic" style:font-weight-complex="normal"/>
    </style:style>
    <style:style style:name="T218" style:family="text">
      <style:text-properties fo:color="#000000" style:font-name="Ubuntu" fo:font-size="11pt" fo:font-style="italic" fo:font-weight="normal" officeooo:rsid="0340ec21" style:font-size-asian="11pt" style:font-style-asian="italic" style:font-weight-asian="normal" style:font-size-complex="11pt" style:font-style-complex="italic" style:font-weight-complex="normal"/>
    </style:style>
    <style:style style:name="T219" style:family="text">
      <style:text-properties fo:color="#000000" style:font-name="Ubuntu" fo:font-size="11pt" fo:font-style="italic" fo:font-weight="normal" officeooo:rsid="047cce19" style:font-size-asian="11pt" style:font-style-asian="italic" style:font-weight-asian="normal" style:font-size-complex="11pt" style:font-style-complex="italic" style:font-weight-complex="normal"/>
    </style:style>
    <style:style style:name="T220" style:family="text">
      <style:text-properties fo:color="#000000" style:font-name="Ubuntu" fo:font-size="11pt" fo:font-style="normal" fo:font-weight="normal" officeooo:rsid="0037efcf" style:font-size-asian="11pt" style:font-style-asian="normal" style:font-weight-asian="normal" style:font-size-complex="11pt" style:font-style-complex="normal" style:font-weight-complex="normal"/>
    </style:style>
    <style:style style:name="T221" style:family="text">
      <style:text-properties fo:color="#000000" style:font-name="Ubuntu" fo:font-size="11pt" fo:font-style="normal" fo:font-weight="normal" officeooo:rsid="00156bb4" style:font-size-asian="11pt" style:font-style-asian="normal" style:font-weight-asian="normal" style:font-size-complex="11pt" style:font-style-complex="normal" style:font-weight-complex="normal"/>
    </style:style>
    <style:style style:name="T222" style:family="text">
      <style:text-properties fo:color="#000000" style:font-name="Ubuntu" fo:font-size="11pt" fo:font-style="normal" fo:font-weight="normal" officeooo:rsid="002ed64d" style:font-size-asian="11pt" style:font-style-asian="normal" style:font-weight-asian="normal" style:font-size-complex="11pt" style:font-style-complex="normal" style:font-weight-complex="normal"/>
    </style:style>
    <style:style style:name="T223" style:family="text">
      <style:text-properties fo:color="#000000" style:font-name="Ubuntu" fo:font-size="11pt" fo:font-style="normal" fo:font-weight="normal" officeooo:rsid="043046a5" style:font-size-asian="11pt" style:font-style-asian="normal" style:font-weight-asian="normal" style:font-size-complex="11pt" style:font-style-complex="normal" style:font-weight-complex="normal"/>
    </style:style>
    <style:style style:name="T224" style:family="text">
      <style:text-properties fo:color="#000000" style:font-name="Ubuntu" fo:font-size="11pt" fo:font-style="normal" fo:font-weight="normal" officeooo:rsid="042404c2" style:font-size-asian="11pt" style:font-style-asian="normal" style:font-weight-asian="normal" style:font-size-complex="11pt" style:font-style-complex="normal" style:font-weight-complex="normal"/>
    </style:style>
    <style:style style:name="T225" style:family="text">
      <style:text-properties fo:color="#000000" style:font-name="Ubuntu" fo:font-size="11pt" fo:font-style="normal" fo:font-weight="normal" officeooo:rsid="04276b81" style:font-size-asian="11pt" style:font-style-asian="normal" style:font-weight-asian="normal" style:font-size-complex="11pt" style:font-style-complex="normal" style:font-weight-complex="normal"/>
    </style:style>
    <style:style style:name="T226" style:family="text">
      <style:text-properties fo:color="#000000" style:font-name="Ubuntu" fo:font-size="11pt" fo:language="pt" fo:country="BR" fo:font-style="normal" fo:font-weight="normal" officeooo:rsid="00156bb4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27" style:family="text">
      <style:text-properties fo:color="#000000" style:font-name="Ubuntu" fo:font-size="11pt" fo:language="pt" fo:country="BR" fo:font-style="normal" fo:font-weight="normal" officeooo:rsid="0355299e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28" style:family="text">
      <style:text-properties fo:color="#000000" style:font-name="Ubuntu" fo:font-size="11pt" fo:language="pt" fo:country="BR" fo:font-weight="normal" officeooo:rsid="00156bb4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229" style:family="text">
      <style:text-properties fo:color="#000000" style:font-name="Ubuntu" fo:font-size="11pt" style:text-underline-style="none" fo:font-weight="normal" officeooo:rsid="04aa966b" style:font-size-asian="11pt" style:font-weight-asian="normal" style:font-size-complex="11pt" style:font-weight-complex="normal"/>
    </style:style>
    <style:style style:name="T230" style:family="text">
      <style:text-properties fo:color="#000000" style:font-name="Ubuntu" fo:font-size="11pt" style:text-underline-style="none" fo:font-weight="normal" officeooo:rsid="002ed64d" style:font-size-asian="11pt" style:font-weight-asian="normal" style:font-size-complex="11pt" style:font-weight-complex="normal"/>
    </style:style>
    <style:style style:name="T231" style:family="text">
      <style:text-properties fo:color="#000000" style:font-name="Ubuntu" officeooo:rsid="00bb86d7"/>
    </style:style>
    <style:style style:name="T232" style:family="text">
      <style:text-properties fo:color="#000000" style:font-name="Ubuntu" officeooo:rsid="00cc8e04"/>
    </style:style>
    <style:style style:name="T233" style:family="text">
      <style:text-properties fo:color="#000000" style:font-name="Ubuntu" fo:font-weight="normal" style:font-weight-asian="normal" style:font-weight-complex="normal"/>
    </style:style>
    <style:style style:name="T234" style:family="text">
      <style:text-properties fo:color="#000000" style:font-name="Ubuntu" fo:font-weight="normal" officeooo:rsid="00156bb4" style:font-weight-asian="normal" style:font-weight-complex="normal"/>
    </style:style>
    <style:style style:name="T235" style:family="text">
      <style:text-properties fo:color="#000000" style:font-name="Ubuntu" fo:font-weight="normal" officeooo:rsid="002ed64d" style:font-weight-asian="normal" style:font-weight-complex="normal"/>
    </style:style>
    <style:style style:name="T236" style:family="text">
      <style:text-properties fo:color="#000000" style:font-name="Ubuntu" fo:font-weight="normal" style:font-size-asian="11pt" style:font-weight-asian="normal" style:font-name-complex="Arial1" style:font-size-complex="11pt" style:font-weight-complex="normal"/>
    </style:style>
    <style:style style:name="T237" style:family="text">
      <style:text-properties fo:color="#000000" style:font-name="Ubuntu" fo:font-weight="normal" officeooo:rsid="001e35eb" style:font-size-asian="11pt" style:font-weight-asian="normal" style:font-name-complex="Arial1" style:font-size-complex="11pt" style:font-weight-complex="normal"/>
    </style:style>
    <style:style style:name="T238" style:family="text">
      <style:text-properties fo:color="#000000" style:font-name="Ubuntu" fo:font-weight="normal" officeooo:rsid="012edcc3" style:font-size-asian="11pt" style:font-weight-asian="normal" style:font-name-complex="Arial1" style:font-size-complex="11pt" style:font-weight-complex="normal"/>
    </style:style>
    <style:style style:name="T239" style:family="text">
      <style:text-properties fo:color="#000000" style:font-name="Ubuntu" style:text-underline-style="none" fo:font-weight="normal" style:font-weight-asian="normal" style:font-weight-complex="normal"/>
    </style:style>
    <style:style style:name="T240" style:family="text">
      <style:text-properties fo:color="#000000" style:font-name="Ubuntu" officeooo:rsid="0359bb74"/>
    </style:style>
    <style:style style:name="T241" style:family="text">
      <style:text-properties fo:color="#000000" style:font-name="Ubuntu" fo:font-style="italic" style:font-style-asian="italic" style:font-style-complex="italic"/>
    </style:style>
    <style:style style:name="T242" style:family="text">
      <style:text-properties fo:color="#000000" style:font-name="Ubuntu" fo:font-style="italic" officeooo:rsid="0359bb74" style:font-style-asian="italic" style:font-style-complex="italic"/>
    </style:style>
    <style:style style:name="T243" style:family="text">
      <style:text-properties fo:color="#000000" style:font-name="Ubuntu" fo:font-style="italic" officeooo:rsid="038f57fb" style:font-style-asian="italic" style:font-style-complex="italic"/>
    </style:style>
    <style:style style:name="T244" style:family="text">
      <style:text-properties fo:color="#000000" style:font-name="Ubuntu" fo:font-style="italic" officeooo:rsid="002ed64d" style:font-style-asian="italic" style:font-style-complex="italic"/>
    </style:style>
    <style:style style:name="T245" style:family="text">
      <style:text-properties fo:color="#000000" style:font-name="Ubuntu" fo:font-style="italic" officeooo:rsid="001e35eb" style:font-style-asian="italic" style:font-name-complex="Arial1" style:font-style-complex="italic"/>
    </style:style>
    <style:style style:name="T246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247" style:family="text">
      <style:text-properties fo:color="#000000" style:font-name="Ubuntu" fo:font-style="italic" fo:font-weight="normal" officeooo:rsid="00156bb4" style:font-style-asian="italic" style:font-weight-asian="normal" style:font-style-complex="italic" style:font-weight-complex="normal"/>
    </style:style>
    <style:style style:name="T248" style:family="text">
      <style:text-properties fo:color="#000000" style:font-name="Ubuntu" fo:font-style="italic" fo:font-weight="normal" officeooo:rsid="002ed64d" style:font-style-asian="italic" style:font-weight-asian="normal" style:font-style-complex="italic" style:font-weight-complex="normal"/>
    </style:style>
    <style:style style:name="T249" style:family="text">
      <style:text-properties fo:color="#000000" style:font-name="Ubuntu" fo:font-style="italic" fo:font-weight="normal" officeooo:rsid="00bb86d7" style:font-style-asian="italic" style:font-weight-asian="normal" style:font-style-complex="italic" style:font-weight-complex="normal"/>
    </style:style>
    <style:style style:name="T250" style:family="text">
      <style:text-properties fo:color="#000000" style:font-name="Ubuntu" fo:font-style="italic" fo:font-weight="normal" officeooo:rsid="001e35eb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51" style:family="text">
      <style:text-properties fo:color="#000000" style:font-name="Ubuntu" fo:font-style="normal" style:font-style-asian="normal" style:font-style-complex="normal"/>
    </style:style>
    <style:style style:name="T252" style:family="text">
      <style:text-properties fo:color="#000000" style:font-name="Ubuntu" fo:font-style="normal" officeooo:rsid="0359bb74" style:font-style-asian="normal" style:font-style-complex="normal"/>
    </style:style>
    <style:style style:name="T253" style:family="text">
      <style:text-properties fo:color="#000000" style:font-name="Ubuntu" fo:font-style="normal" officeooo:rsid="0295aa14" style:font-style-asian="normal" style:font-style-complex="normal"/>
    </style:style>
    <style:style style:name="T254" style:family="text">
      <style:text-properties fo:color="#000000" style:font-name="Ubuntu" fo:font-style="normal" officeooo:rsid="00156bb4" style:font-style-asian="normal" style:font-style-complex="normal"/>
    </style:style>
    <style:style style:name="T255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256" style:family="text">
      <style:text-properties fo:color="#000000" style:font-name="Ubuntu" fo:font-style="normal" fo:font-weight="normal" officeooo:rsid="04306983" style:font-style-asian="normal" style:font-weight-asian="normal" style:font-style-complex="normal" style:font-weight-complex="normal"/>
    </style:style>
    <style:style style:name="T257" style:family="text">
      <style:text-properties fo:color="#000000" style:font-name="Ubuntu" fo:font-style="normal" fo:font-weight="normal" officeooo:rsid="0004d492" style:font-style-asian="normal" style:font-weight-asian="normal" style:font-style-complex="normal" style:font-weight-complex="normal"/>
    </style:style>
    <style:style style:name="T258" style:family="text">
      <style:text-properties fo:color="#000000" style:font-name="Ubuntu" fo:font-style="normal" fo:font-weight="normal" officeooo:rsid="042c90fb" style:font-style-asian="normal" style:font-weight-asian="normal" style:font-style-complex="normal" style:font-weight-complex="normal"/>
    </style:style>
    <style:style style:name="T259" style:family="text">
      <style:text-properties fo:color="#000000" style:font-name="Ubuntu" fo:font-style="normal" fo:font-weight="normal" officeooo:rsid="04290cf2" style:font-style-asian="normal" style:font-weight-asian="normal" style:font-style-complex="normal" style:font-weight-complex="normal"/>
    </style:style>
    <style:style style:name="T260" style:family="text">
      <style:text-properties fo:color="#000000" style:font-name="Ubuntu" officeooo:rsid="038f57fb"/>
    </style:style>
    <style:style style:name="T261" style:family="text">
      <style:text-properties fo:color="#000000" style:font-name="Ubuntu" officeooo:rsid="0342ed01"/>
    </style:style>
    <style:style style:name="T262" style:family="text">
      <style:text-properties fo:color="#000000" style:font-name="Ubuntu" officeooo:rsid="0343bf4d"/>
    </style:style>
    <style:style style:name="T263" style:family="text">
      <style:text-properties fo:color="#000000" style:font-name="Ubuntu" officeooo:rsid="042eb027"/>
    </style:style>
    <style:style style:name="T264" style:family="text">
      <style:text-properties fo:color="#000000" style:font-name="Ubuntu" style:font-name-complex="Arial1"/>
    </style:style>
    <style:style style:name="T265" style:family="text">
      <style:text-properties fo:color="#000000" style:font-name="Ubuntu" officeooo:rsid="001e35eb" style:font-name-complex="Arial1"/>
    </style:style>
    <style:style style:name="T266" style:family="text">
      <style:text-properties fo:color="#000000" style:font-name="Ubuntu" officeooo:rsid="012edcc3" style:font-name-complex="Arial1"/>
    </style:style>
    <style:style style:name="T267" style:family="text">
      <style:text-properties fo:color="#000000" style:font-name="Ubuntu" officeooo:rsid="00d37a11"/>
    </style:style>
    <style:style style:name="T268" style:family="text">
      <style:text-properties fo:color="#000000" style:font-name="Ubuntu" officeooo:rsid="00c6a700"/>
    </style:style>
    <style:style style:name="T269" style:family="text">
      <style:text-properties fo:color="#000000" style:font-name="Ubuntu" officeooo:rsid="0038e95a"/>
    </style:style>
    <style:style style:name="T270" style:family="text">
      <style:text-properties fo:color="#000000" style:font-name="Ubuntu" officeooo:rsid="002ed64d"/>
    </style:style>
    <style:style style:name="T271" style:family="text">
      <style:text-properties fo:color="#000000" style:font-name="Ubuntu" officeooo:rsid="042ab3c2"/>
    </style:style>
    <style:style style:name="T272" style:family="text">
      <style:text-properties fo:color="#000000" officeooo:rsid="00bb86d7"/>
    </style:style>
    <style:style style:name="T273" style:family="text">
      <style:text-properties fo:color="#000000" officeooo:rsid="00cc8e04"/>
    </style:style>
    <style:style style:name="T274" style:family="text">
      <style:text-properties fo:color="#000000" fo:font-weight="normal" officeooo:rsid="00156bb4" style:font-weight-asian="normal" style:font-weight-complex="normal"/>
    </style:style>
    <style:style style:name="T275" style:family="text">
      <style:text-properties fo:color="#000000" fo:font-weight="normal" officeooo:rsid="00556f1e" style:font-weight-asian="normal" style:font-weight-complex="normal"/>
    </style:style>
    <style:style style:name="T276" style:family="text">
      <style:text-properties fo:color="#000000" fo:font-weight="normal" officeooo:rsid="049f2bca" style:font-weight-asian="normal" style:font-weight-complex="normal"/>
    </style:style>
    <style:style style:name="T277" style:family="text">
      <style:text-properties fo:color="#000000" fo:font-weight="normal" officeooo:rsid="0026f106" style:font-weight-asian="normal" style:font-weight-complex="normal"/>
    </style:style>
    <style:style style:name="T278" style:family="text">
      <style:text-properties fo:color="#000000" fo:font-weight="normal" officeooo:rsid="013dd893" style:font-weight-asian="normal" style:font-weight-complex="normal"/>
    </style:style>
    <style:style style:name="T279" style:family="text">
      <style:text-properties fo:color="#000000" fo:font-weight="normal" officeooo:rsid="049b95cc" style:font-weight-asian="normal" style:font-weight-complex="normal"/>
    </style:style>
    <style:style style:name="T280" style:family="text">
      <style:text-properties fo:color="#000000" fo:language="pt" fo:country="BR" fo:font-weight="normal" officeooo:rsid="00156bb4" style:letter-kerning="false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281" style:family="text">
      <style:text-properties fo:color="#000000" fo:language="pt" fo:country="BR" fo:font-weight="normal" officeooo:rsid="049f2bca" style:letter-kerning="false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282" style:family="text">
      <style:text-properties fo:color="#000000" fo:language="pt" fo:country="BR" fo:font-weight="normal" officeooo:rsid="049b95cc" style:letter-kerning="false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283" style:family="text">
      <style:text-properties fo:color="#000000" style:text-underline-style="none"/>
    </style:style>
    <style:style style:name="T284" style:family="text">
      <style:text-properties style:font-name="Ubuntu" fo:font-size="11pt" style:text-underline-style="none" fo:font-weight="normal" style:font-size-asian="11pt" style:font-weight-asian="normal" style:font-size-complex="11pt" style:font-weight-complex="normal"/>
    </style:style>
    <style:style style:name="T285" style:family="text">
      <style:text-properties style:font-name="Ubuntu" fo:font-size="11pt" style:text-underline-style="none" style:font-size-asian="11pt" style:font-size-complex="11pt"/>
    </style:style>
    <style:style style:name="T286" style:family="text">
      <style:text-properties style:font-name="Ubuntu" style:text-underline-style="none"/>
    </style:style>
    <style:style style:name="T287" style:family="text">
      <style:text-properties style:font-name="Ubuntu" style:text-underline-style="none" fo:font-weight="normal" style:font-weight-asian="normal" style:font-weight-complex="normal"/>
    </style:style>
    <style:style style:name="T288" style:family="text">
      <style:text-properties style:font-name="Ubuntu" style:text-underline-style="none" fo:font-weight="normal" style:font-size-asian="11pt" style:font-weight-asian="normal" style:font-size-complex="11pt" style:font-weight-complex="normal"/>
    </style:style>
    <style:style style:name="T289" style:family="text">
      <style:text-properties style:font-name="Ubuntu" fo:font-style="normal" style:text-underline-style="none" style:font-style-asian="normal" style:font-style-complex="normal"/>
    </style:style>
    <style:style style:name="T290" style:family="text">
      <style:text-properties officeooo:rsid="013be79f"/>
    </style:style>
    <style:style style:name="T291" style:family="text">
      <style:text-properties officeooo:rsid="00156bb4"/>
    </style:style>
    <style:style style:name="T292" style:family="text">
      <style:text-properties officeooo:rsid="002626d3"/>
    </style:style>
    <style:style style:name="T293" style:family="text">
      <style:text-properties officeooo:rsid="015f9f6a"/>
    </style:style>
    <style:style style:name="T294" style:family="text">
      <style:text-properties officeooo:rsid="038be1f6"/>
    </style:style>
    <style:style style:name="T295" style:family="text">
      <style:text-properties officeooo:rsid="020200ec"/>
    </style:style>
    <style:style style:name="T296" style:family="text">
      <style:text-properties officeooo:rsid="0019106b"/>
    </style:style>
    <style:style style:name="T297" style:family="text">
      <style:text-properties officeooo:rsid="0004d492"/>
    </style:style>
    <style:style style:name="T298" style:family="text">
      <style:text-properties officeooo:rsid="00bb86d7"/>
    </style:style>
    <style:style style:name="T299" style:family="text">
      <style:text-properties officeooo:rsid="0493ca65"/>
    </style:style>
    <style:style style:name="T300" style:family="text">
      <style:text-properties officeooo:rsid="049e9075"/>
    </style:style>
    <style:style style:name="T301" style:family="text">
      <style:text-properties style:font-name-asian="Times New Roman1" style:language-asian="pt" style:country-asian="BR" style:font-name-complex="Arial1"/>
    </style:style>
    <style:style style:name="T302" style:family="text">
      <style:text-properties officeooo:rsid="00556f1e" style:font-name-asian="Times New Roman1" style:language-asian="pt" style:country-asian="BR" style:font-name-complex="Arial1"/>
    </style:style>
    <style:style style:name="T303" style:family="text">
      <style:text-properties officeooo:rsid="0013005d" style:font-name-asian="Times New Roman1" style:language-asian="pt" style:country-asian="BR" style:font-name-complex="Arial1"/>
    </style:style>
    <style:style style:name="T304" style:family="text">
      <style:text-properties officeooo:rsid="0492b98d" style:font-name-asian="Times New Roman1" style:language-asian="pt" style:country-asian="BR" style:font-name-complex="Arial1"/>
    </style:style>
    <style:style style:name="T305" style:family="text">
      <style:text-properties style:use-window-font-color="true" fo:language="pt" fo:country="BR" officeooo:rsid="0013005d" style:letter-kerning="false" style:font-name-asian="Times New Roman1" style:language-asian="pt" style:country-asian="BR" style:font-name-complex="Arial1" style:language-complex="ar" style:country-complex="SA"/>
    </style:style>
    <style:style style:name="T306" style:family="text">
      <style:text-properties style:text-underline-style="none"/>
    </style:style>
    <style:style style:name="T307" style:family="text">
      <style:text-properties style:text-underline-style="none" officeooo:rsid="04c616e6"/>
    </style:style>
    <style:style style:name="T308" style:family="text">
      <style:text-properties officeooo:rsid="04ca5703"/>
    </style:style>
    <style:style style:name="T309" style:family="text">
      <style:text-properties officeooo:rsid="04ca8ece"/>
    </style:style>
    <style:style style:name="T310" style:family="text">
      <style:text-properties officeooo:rsid="04cba8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">Ementa disciplina de pós-graduação <text:span text:style-name="T102">(UFRPE)</text:span></text:p>
      <text:p text:style-name="P122"/>
      <text:p text:style-name="P122"/>
      <text:p text:style-name="P121">Título</text:p>
      <text:p text:style-name="P117"><text:bookmark text:name=":ec.co"/>Introdução ao geoprocessamento para etnobiologia e conservação da biodiversidade </text:p>
      <text:p text:style-name="P118"/>
      <text:p text:style-name="P98">Docente externo convidado</text:p>
      <text:p text:style-name="P101"><text:span text:style-name="T93">Maurício Humberto Vancine </text:span><text:span text:style-name="T121">é b</text:span><text:span text:style-name="T120">acharel em Ecologia e </text:span><text:span text:style-name="T121">m</text:span><text:span text:style-name="T120">estre em Zoologia, </text:span><text:span text:style-name="T121">ambos pela Universidade Estadual Paulista (</text:span><text:span text:style-name="T120">UNESP</text:span><text:span text:style-name="T121">), Câmpus de </text:span><text:span text:style-name="T120">Rio Claro, </text:span><text:span text:style-name="T121">SP. Possui </text:span><text:span text:style-name="T2">experiência na área de Ecologia, com ênfase em Ecologia Espacial, Ecologia Quantitativa, Ecologia da Paisagem, </text:span><text:span text:style-name="T3">Análise de Dados Ecológicos, </text:span><text:span text:style-name="T2">Modelos de Distribuição de Espécies (SDMs), Geoprocessamento, Ecologia e </text:span><text:span text:style-name="T4">C</text:span><text:span text:style-name="T2">onservação de </text:span><text:span text:style-name="T4">A</text:span><text:span text:style-name="T2">nfíbios, e Ensino de análises estatísticas, análises espaciais e da linguagem R aplicados à Ecologia.</text:span></text:p>
      <text:p text:style-name="P103"/>
      <text:p text:style-name="P99"><text:span text:style-name="T2">M</text:span><text:span text:style-name="T1">ais informações</text:span></text:p>
      <text:p text:style-name="P97"><text:span text:style-name="T6">E-mail: </text:span><text:a xlink:type="simple" xlink:href="mailto:mauricio.vancine@gmail.com" text:style-name="Internet_20_link" text:visited-style-name="Visited_20_Internet_20_Link"><text:span text:style-name="T286">mauricio.vancine@gmail.com</text:span></text:a><text:span text:style-name="T233"> </text:span></text:p>
      <text:p text:style-name="P97"><text:span text:style-name="T6">Página pessoal: </text:span><text:a xlink:type="simple" xlink:href="https://mauriciovancine.netlify.com/" text:style-name="Internet_20_link" text:visited-style-name="Visited_20_Internet_20_Link"><text:span text:style-name="T286">mauriciovancine.</text:span></text:a><text:a xlink:type="simple" xlink:href="https://mauriciovancine.netlify.com/" text:style-name="Internet_20_link" text:visited-style-name="Visited_20_Internet_20_Link"><text:span text:style-name="T307">netlify</text:span></text:a><text:a xlink:type="simple" xlink:href="https://mauriciovancine.netlify.com/" text:style-name="Internet_20_link" text:visited-style-name="Visited_20_Internet_20_Link"><text:span text:style-name="T286">.</text:span></text:a><text:a xlink:type="simple" xlink:href="https://mauriciovancine.netlify.com/" text:style-name="Internet_20_link" text:visited-style-name="Visited_20_Internet_20_Link"><text:span text:style-name="T307">com</text:span></text:a><text:span text:style-name="T239"> </text:span></text:p>
      <text:p text:style-name="P97"><text:span text:style-name="T6">Currículo Lattes: </text:span><text:a xlink:type="simple" xlink:href="http://lattes.cnpq.br/9761288418931193" text:style-name="Internet_20_link" text:visited-style-name="Visited_20_Internet_20_Link"><text:span text:style-name="T286">lattes.cnpq.br/9761288418931193</text:span></text:a></text:p>
      <text:p text:style-name="P102"/>
      <text:p text:style-name="P100"><text:span text:style-name="T178">R</text:span><text:span text:style-name="T179">epositório</text:span><text:span text:style-name="T129"> de dados </text:span><text:span text:style-name="T130">da disciplina</text:span></text:p>
      <text:p text:style-name="P96"><text:a xlink:type="simple" xlink:href="https://github.com/mauriciovancine/disciplina-geoprocessamento" text:style-name="Internet_20_link" text:visited-style-name="Visited_20_Internet_20_Link">https://github.com/mauriciovancine/disciplina-geoprocessamento</text:a><text:span text:style-name="T283"> </text:span></text:p>
      <text:p text:style-name="P102"/>
      <text:p text:style-name="P123">Carga horária</text:p>
      <text:p text:style-name="P107"><text:span text:style-name="T122">45</text:span><text:span text:style-name="T120"> h </text:span><text:span text:style-name="T123">(3 créditos)</text:span></text:p>
      <text:p text:style-name="P118"/>
      <text:p text:style-name="P123">Participantes</text:p>
      <text:p text:style-name="P107"><text:span text:style-name="T123">15</text:span><text:span text:style-name="T120"> </text:span><text:span text:style-name="T124">alunos </text:span><text:span text:style-name="T125">(+ 5 especiais)</text:span></text:p>
      <text:p text:style-name="P118"/>
      <text:p text:style-name="P122">Datas e horários<text:bookmark text:name="_GoBack"/></text:p>
      <text:p text:style-name="P106"><text:span text:style-name="T131">Teórico-prático: </text:span><text:span text:style-name="T132">30</text:span><text:span text:style-name="T120">/0</text:span><text:span text:style-name="T133">9</text:span><text:span text:style-name="T120"> – </text:span><text:span text:style-name="T132">04</text:span><text:span text:style-name="T120">/</text:span><text:span text:style-name="T132">1</text:span><text:span text:style-name="T120">0 [0</text:span><text:span text:style-name="T126">9</text:span><text:span text:style-name="T120">:00 h - 12:00 h | 1</text:span><text:span text:style-name="T134">4</text:span><text:span text:style-name="T120">:</text:span><text:span text:style-name="T134">0</text:span><text:span text:style-name="T120">0 h - 1</text:span><text:span text:style-name="T131">7</text:span><text:span text:style-name="T120">:</text:span><text:span text:style-name="T134">0</text:span><text:span text:style-name="T120">0 h] </text:span><text:span text:style-name="T131">(30 horas)</text:span></text:p>
      <text:p text:style-name="P120">Exercícios-atividades assistidas <text:span text:style-name="T12">remotamente</text:span>: <text:span text:style-name="T96">07</text:span>/09 – <text:span text:style-name="T96">11</text:span>/09 (<text:span text:style-name="T110">15</text:span> horas)</text:p>
      <text:p text:style-name="P118"/>
      <text:p text:style-name="P133">Resumo</text:p>
      <text:p text:style-name="P108"><text:span text:style-name="T131">A</text:span><text:span text:style-name="T120"> </text:span><text:span text:style-name="T131">disciplina</text:span><text:span text:style-name="T120"> </text:span><text:span text:style-name="T131">oferecerá</text:span><text:span text:style-name="T120"> </text:span><text:span text:style-name="T131">os principais conceitos</text:span><text:span text:style-name="T120"> teórico-</text:span><text:span text:style-name="T135">práticos</text:span><text:span text:style-name="T131"> </text:span><text:span text:style-name="T136">introdutórios </text:span><text:span text:style-name="T137">de </text:span><text:span text:style-name="T138">geoprocessamento </text:span><text:span text:style-name="T139">aplicado à Ecologia</text:span><text:span text:style-name="T140">. </text:span><text:span text:style-name="T135">A parte prática </text:span><text:span text:style-name="T141">ser</text:span><text:span text:style-name="T135">á</text:span><text:span text:style-name="T141"> desenvolvid</text:span><text:span text:style-name="T135">a</text:span><text:span text:style-name="T141"> através de ferramentas na linguagem R e dos softwares QGIS e GRASS GIS. </text:span><text:span text:style-name="T137">Serão</text:span><text:span text:style-name="T120"> abordados </text:span><text:span text:style-name="T142">os seguintes temas</text:span><text:span text:style-name="T120">: (i) introdução e funcionamento da linguagem R e do software RStudio, (ii) estrutura e manejo de dados </text:span><text:span text:style-name="T143">na linguagem R</text:span><text:span text:style-name="T120">, (iii) introdução ao </text:span><text:span text:style-name="T32">tidyverse</text:span><text:span text:style-name="T120">, (i</text:span><text:span text:style-name="T138">v</text:span><text:span text:style-name="T120">) visualização de dados, </text:span><text:span text:style-name="T144">(</text:span><text:span text:style-name="T145">v</text:span><text:span text:style-name="T144">) </text:span><text:span text:style-name="T146">e</text:span><text:span text:style-name="T144">strutura e fonte de dados espaciais, </text:span><text:span text:style-name="T128">(</text:span><text:span text:style-name="T147">v</text:span><text:span text:style-name="T138">i</text:span><text:span text:style-name="T128">) </text:span><text:span text:style-name="T147">i</text:span><text:span text:style-name="T128">ntrodução e funcionamento do software QGIS, </text:span><text:span text:style-name="T120">(v</text:span><text:span text:style-name="T144">i</text:span><text:span text:style-name="T148">i</text:span><text:span text:style-name="T120">) </text:span><text:span text:style-name="T143">estrutura e manejo de dados espacias </text:span><text:span text:style-name="T128">na linguagem R</text:span><text:span text:style-name="T143">,</text:span><text:span text:style-name="T128"> </text:span><text:span text:style-name="T147">e (vi</text:span><text:span text:style-name="T149">i</text:span><text:span text:style-name="T138">i</text:span><text:span text:style-name="T147">) i</text:span><text:span text:style-name="T128">ntrodução e funcionamento do software GRASS GIS</text:span><text:span text:style-name="T120">. A carga horária </text:span><text:span text:style-name="T150">total </text:span><text:span text:style-name="T120">será de </text:span><text:span text:style-name="T151">45</text:span><text:span text:style-name="T120"> horas, onde </text:span><text:span text:style-name="T180">nos cinco</text:span><text:span text:style-name="T120"> dia</text:span><text:span text:style-name="T152">s</text:span><text:span text:style-name="T120"> </text:span><text:span text:style-name="T152">iniciais </text:span><text:span text:style-name="T120">serão ministrados </text:span><text:span text:style-name="T138">6</text:span><text:span text:style-name="T120"> horas teóricas-</text:span><text:span text:style-name="T153">práticas, n</text:span><text:span text:style-name="T135">um</text:span><text:span text:style-name="T153"> total de 30 horas. </text:span><text:span text:style-name="T135">A</text:span><text:span text:style-name="T153">s </text:span><text:span text:style-name="T154">15</text:span><text:span text:style-name="T150"> </text:span><text:span text:style-name="T153">horas restantes serão direcionadas à realização de exercícios práticos, que serão aplicados remotamente </text:span><text:span text:style-name="T155">como forma de avaliação </text:span><text:span text:style-name="T150">para</text:span><text:span text:style-name="T153"> </text:span><text:span text:style-name="T155">compor a nota </text:span><text:span text:style-name="T150">final</text:span><text:span text:style-name="T155"> da disciplina</text:span><text:span text:style-name="T120">. </text:span><text:span text:style-name="T156">Após a realização da disciplina, e</text:span><text:span text:style-name="T120">spera-se que os </text:span><text:span text:style-name="T141">alunos</text:span><text:span text:style-name="T120"> </text:span><text:span text:style-name="T141">adquiram conceitos gerais da estrutura e manipulação de dados espaciais, assim como domínio das técnicas e </text:span><text:soft-page-break/><text:span text:style-name="T141">métodos para alcançar </text:span><text:span text:style-name="T120">autonomia </text:span><text:span text:style-name="T157">e</text:span><text:span text:style-name="T120"> produzir soluções para suas próprias questões </text:span><text:span text:style-name="T141">relativas </text:span><text:span text:style-name="T138">ao geoprocessamento</text:span><text:span text:style-name="T120">.</text:span></text:p>
      <text:p text:style-name="P119"/>
      <text:p text:style-name="P122">Conteúdo</text:p>
      <text:p text:style-name="P118"/>
      <text:p text:style-name="P122">1 Linguagem R, aplicações e material <text:span text:style-name="T15">(segunda)</text:span></text:p>
      <text:p text:style-name="P118">1.1 Linguagem R</text:p>
      <text:p text:style-name="P118">1.2 Linguagem R vs software RStudio</text:p>
      <text:p text:style-name="P118">1.3 Aplicações da linguagem R</text:p>
      <text:p text:style-name="P118">1.4 Apostilas, sites e livros</text:p>
      <text:p text:style-name="P118"/>
      <text:p text:style-name="P125"><text:span text:style-name="T120">2 F</text:span><text:bookmark-start text:name="__DdeLink__95_1394015873"/><text:span text:style-name="T120">uncionamento da linguagem R</text:span><text:bookmark-end text:name="__DdeLink__95_1394015873"/><text:span text:style-name="T120"> </text:span><text:span text:style-name="T36">(segunda)</text:span></text:p>
      <text:p text:style-name="P118">2.1 RStudio</text:p>
      <text:p text:style-name="P118">2.2 Editor/Roteiro (<text:span text:style-name="T14">script</text:span>)</text:p>
      <text:p text:style-name="P118">2.3 Comentários (#)</text:p>
      <text:p text:style-name="P118">2.4 Atribuição(<text:span text:style-name="T112">&lt;-</text:span>)</text:p>
      <text:p text:style-name="P118">2.<text:span text:style-name="T309">5</text:span> Funções</text:p>
      <text:p text:style-name="P118">2.<text:span text:style-name="T309">6</text:span> Pacotes</text:p>
      <text:p text:style-name="P118">2.<text:span text:style-name="T310">7</text:span> Ambiente (<text:span text:style-name="T14">environment/workspace</text:span>)</text:p>
      <text:p text:style-name="P118">2.<text:span text:style-name="T310">8</text:span> Ajuda (<text:span text:style-name="T14">help</text:span>)</text:p>
      <text:p text:style-name="P118">2.<text:span text:style-name="T310">9</text:span> Citações</text:p>
      <text:p text:style-name="P140">2.10 Principais erros</text:p>
      <text:p text:style-name="P118"/>
      <text:p text:style-name="P126"><text:span text:style-name="T120">3 Estrutura e manejo de dados </text:span><text:span text:style-name="T143">na linguagem R </text:span><text:span text:style-name="T36">(segunda)</text:span></text:p>
      <text:p text:style-name="P118">3.1 Atributos dos objetos</text:p>
      <text:p text:style-name="P118">3.2 <text:span text:style-name="T51">Modos</text:span> d<text:span text:style-name="T52">os</text:span> objetos (<text:span text:style-name="T14">numeric</text:span>, <text:span text:style-name="T14">character</text:span> e <text:span text:style-name="T14">logical</text:span>)</text:p>
      <text:p text:style-name="P118">3.3 <text:span text:style-name="T51">Classes dos objetos</text:span> (<text:span text:style-name="T14">vector</text:span>, <text:span text:style-name="T14">factor</text:span>, <text:span text:style-name="T14">matrix</text:span>, <text:span text:style-name="T14">data frame</text:span> e <text:span text:style-name="T14">list</text:span>)</text:p>
      <text:p text:style-name="P118">3.4 Diretório de trabalho</text:p>
      <text:p text:style-name="P118">3.5 Importar dados</text:p>
      <text:p text:style-name="P118">3.6 Conferir dados</text:p>
      <text:p text:style-name="P118">3.7 Manejar dados</text:p>
      <text:p text:style-name="P118">3.8 Valores faltantes e especiais</text:p>
      <text:p text:style-name="P118">3.9 Exportar dados</text:p>
      <text:p text:style-name="P118"/>
      <text:p text:style-name="P127"><text:span text:style-name="T120">4 Introdução ao </text:span><text:span text:style-name="T32">tidyverse </text:span><text:span text:style-name="T36">(segunda)</text:span></text:p>
      <text:p text:style-name="P118">4.1 tidyverse</text:p>
      <text:p text:style-name="P118">4.2 readr</text:p>
      <text:p text:style-name="P118">4.3 readxl</text:p>
      <text:p text:style-name="P118">4.4 tibble</text:p>
      <text:p text:style-name="P118">4.5 magrittr (<text:span text:style-name="T14">pipe - %&gt;%</text:span>)</text:p>
      <text:p text:style-name="P118">4.6 dplyr</text:p>
      <text:p text:style-name="P118">4.7 tidyr</text:p>
      <text:p text:style-name="P118">4.8 stringr</text:p>
      <text:p text:style-name="P118">4.9 forcats</text:p>
      <text:p text:style-name="P118">4.10 purrr</text:p>
      <text:p text:style-name="P118"/>
      <text:p text:style-name="P124">5 Visualização de dados <text:span text:style-name="T15">(segunda)</text:span></text:p>
      <text:p text:style-name="P118"><text:soft-page-break/>5.1 Tipos de dados (variáveis = colunas)</text:p>
      <text:p text:style-name="P118">5.2 Principais tipos de gráficos</text:p>
      <text:p text:style-name="P109"><text:span text:style-name="T120">5.3 Gráficos no R (</text:span><text:span text:style-name="T127">pacotes </text:span><text:span text:style-name="T33">graphics</text:span><text:span text:style-name="T83">,</text:span><text:span text:style-name="T120"> </text:span><text:span text:style-name="T32">ggplot2</text:span><text:span text:style-name="T82">, </text:span><text:span text:style-name="T34">esquisse</text:span><text:span text:style-name="T84">, </text:span><text:span text:style-name="T34">ggpubr</text:span><text:span text:style-name="T120">)</text:span></text:p>
      <text:p text:style-name="P118">5.4 Histograma (<text:span text:style-name="T14">histogram</text:span>)</text:p>
      <text:p text:style-name="P118">5.5 Gráfico de caixa (<text:span text:style-name="T14">box plot</text:span>)</text:p>
      <text:p text:style-name="P118">5.6 Gráfico de barras (<text:span text:style-name="T14">bar plot</text:span>)</text:p>
      <text:p text:style-name="P106"><text:span text:style-name="T120">5.7 Gráfico de setores (</text:span><text:span text:style-name="T32">pie chart</text:span><text:span text:style-name="T120"> </text:span><text:span text:style-name="T128">e </text:span><text:span text:style-name="T35">donut plot</text:span><text:span text:style-name="T120">)</text:span></text:p>
      <text:p text:style-name="P118">5.8 Gráfico de dispersão (<text:span text:style-name="T14">scatter plot</text:span>)</text:p>
      <text:p text:style-name="P118">5.9 Gráfico pareado (<text:span text:style-name="T14">pairs plot</text:span>)</text:p>
      <text:p text:style-name="P118"/>
      <text:p text:style-name="P128">6 <text:span text:style-name="T131">Estrutura e </text:span><text:span text:style-name="T158">fonte de </text:span><text:span text:style-name="T131">dados </text:span><text:span text:style-name="T160">geo</text:span><text:span text:style-name="T124">espaciais </text:span><text:span text:style-name="T36">(</text:span><text:span text:style-name="T37">terça</text:span><text:span text:style-name="T36">)</text:span></text:p>
      <text:p text:style-name="P83"><text:span text:style-name="T49">6.1</text:span> Geoprocessamento <text:span text:style-name="T54">(cartografia, GPS, sensoriamento remoto e SIG)</text:span></text:p>
      <text:p text:style-name="P32">6.2 Cartografia <text:span text:style-name="T53">(escala, sistemas de coordenadas e Datum)</text:span></text:p>
      <text:p text:style-name="P33">6.3 GPS <text:span text:style-name="T55">(Global Positioning System)</text:span></text:p>
      <text:p text:style-name="P34">6.4 Sensoriamento Remoto <text:span text:style-name="T103">(bandas, satélites, resoluções e aplicações)</text:span></text:p>
      <text:p text:style-name="P35"><text:span text:style-name="T49">6.5</text:span> Sistemas de Informações Geográfica<text:span text:style-name="T98">s</text:span> (SIG)</text:p>
      <text:p text:style-name="P36"><text:span text:style-name="T49">6.6</text:span> <text:span text:style-name="T59">D</text:span>ados espaciais <text:span text:style-name="T113">(vetor e raster)</text:span></text:p>
      <text:p text:style-name="P35"><text:span text:style-name="T49">6.7</text:span> Dados vetoriais (ponto, linha e polígono)</text:p>
      <text:p text:style-name="P35"><text:span text:style-name="T49">6.8</text:span> Formato de arquivos vetoriais (shapefile - .<text:span text:style-name="T100">dbf, .prj, .shx, .shp</text:span>)</text:p>
      <text:p text:style-name="P48">6.<text:span text:style-name="T308">9</text:span> Tabela de atributos</text:p>
      <text:p text:style-name="P35"><text:span text:style-name="T49">6.10</text:span> Dados matriciais (<text:span text:style-name="T60">gride ou </text:span><text:span text:style-name="T14">raster</text:span>)</text:p>
      <text:p text:style-name="P35"><text:span text:style-name="T49">6.11</text:span> Formatos de arquivos matriciais (.tif)</text:p>
      <text:p text:style-name="P35"><text:span text:style-name="T49">6.12</text:span> Banco de dados espaciais (<text:span text:style-name="T14">geopackage - .</text:span><text:span text:style-name="T22">gpkg</text:span>)</text:p>
      <text:p text:style-name="P37"><text:span text:style-name="T49">6.13 </text:span>Repositórios de dados espaciais (IBGE, <text:span text:style-name="T50">FBDS, MapBiomas, GeoBank, GADM, Natural Earth</text:span>, <text:span text:style-name="T58">USGS, SRTM, WorldClim, EarthEnv</text:span>)</text:p>
      <text:p text:style-name="P110"/>
      <text:p text:style-name="P129"><text:span text:style-name="T290">7</text:span> <text:span text:style-name="T291">Introdução e funcionamento do software QGIS </text:span><text:span text:style-name="T26">(</text:span><text:span text:style-name="T27">terça - quarta</text:span><text:span text:style-name="T26">)</text:span></text:p>
      <text:p text:style-name="P84">7.1 Interface do QGIS (<text:span text:style-name="T181">menus, camadas, visualização, ferramentas e status</text:span>)</text:p>
      <text:p text:style-name="P49">7.2 Plugins (complementos)</text:p>
      <text:p text:style-name="P50"><text:span text:style-name="T304">7.3 </text:span><text:span text:style-name="T301">Caixa de Ferramentas</text:span></text:p>
      <text:p text:style-name="P49">7.<text:span text:style-name="T299">4</text:span> Projeto no QGIS</text:p>
      <text:p text:style-name="P49">7.<text:span text:style-name="T299">5</text:span> Adicionar dados vetoriais preexistentes</text:p>
      <text:p text:style-name="P49">7.<text:span text:style-name="T299">6</text:span> Propriedades de dados vetoriais</text:p>
      <text:p text:style-name="P49">7.<text:span text:style-name="T299">7</text:span> Projeção de dados vetoriais</text:p>
      <text:p text:style-name="P49">7.<text:span text:style-name="T299">8</text:span> Tabela de atributos</text:p>
      <text:p text:style-name="P49">7.<text:span text:style-name="T299">9</text:span> Cálculo de área, perímetro e distância de dados vetoriais</text:p>
      <text:p text:style-name="P49">7.<text:span text:style-name="T299">10</text:span> Criação de dados vetoriais</text:p>
      <text:p text:style-name="P49">7.1<text:span text:style-name="T299">1</text:span> Edição de dados vetoriais</text:p>
      <text:p text:style-name="P49">7.1<text:span text:style-name="T299">2</text:span> Geoprocessamento de dados vetoriais</text:p>
      <text:p text:style-name="P49">7.1<text:span text:style-name="T299">3</text:span> Fotointerpretação de imagens</text:p>
      <text:p text:style-name="P49">7.1<text:span text:style-name="T299">4</text:span> Verificação geométrica e ajuste topológico</text:p>
      <text:p text:style-name="P49">7.1<text:span text:style-name="T299">5</text:span> Reprojeção de dados vetoriais</text:p>
      <text:p text:style-name="P49">7.1<text:span text:style-name="T299">6</text:span> Exportar dados vetoriais</text:p>
      <text:p text:style-name="P49">7.1<text:span text:style-name="T299">7</text:span> Adicionar dados matriciais preexistentes</text:p>
      <text:p text:style-name="P49">7.1<text:span text:style-name="T299">8</text:span> Propriedades de dados matriciais</text:p>
      <text:p text:style-name="P49">7.1<text:span text:style-name="T299">9</text:span> Projeção de dados matriciais</text:p>
      <text:p text:style-name="P49">7.<text:span text:style-name="T299">20</text:span> Georreferenciamento de dados matriciais</text:p>
      <text:p text:style-name="P49"><text:soft-page-break/>7.2<text:span text:style-name="T299">1</text:span> Mosaico (união de imagens)</text:p>
      <text:p text:style-name="P49">7.2<text:span text:style-name="T299">2</text:span> Recorte (extração de máscara)</text:p>
      <text:p text:style-name="P49">7.2<text:span text:style-name="T299">3</text:span> Alinhar raster (extensão e resolução)</text:p>
      <text:p text:style-name="P49">7.2<text:span text:style-name="T299">4</text:span> Análises de superfície (mapas de calor, interpolação, proximidade)</text:p>
      <text:p text:style-name="P49">7.2<text:span text:style-name="T299">5</text:span> Estatística zonal</text:p>
      <text:p text:style-name="P49">7.2<text:span text:style-name="T299">6</text:span> Calculadora raster</text:p>
      <text:p text:style-name="P49">7.2<text:span text:style-name="T299">7</text:span> Conversão de dados vetoriais para dados matriciais</text:p>
      <text:p text:style-name="P49">7.2<text:span text:style-name="T299">8</text:span> Conversão de dados matriciais para dados vetoriais</text:p>
      <text:p text:style-name="P49">7.2<text:span text:style-name="T299">9</text:span> Reprojeção de dados matriciais</text:p>
      <text:p text:style-name="P49">7.<text:span text:style-name="T299">30</text:span> Exportar dados matriciais</text:p>
      <text:p text:style-name="P49">7.3<text:span text:style-name="T299">1</text:span> Sensoriamento Remoto (bandas espectrais – composição e extração)</text:p>
      <text:p text:style-name="P49">7.3<text:span text:style-name="T299">2</text:span> Classificação supervisionada</text:p>
      <text:p text:style-name="P49">7.3<text:span text:style-name="T299">3</text:span> Índices de vegetação (NDVI/EVI)</text:p>
      <text:p text:style-name="P49">7.3<text:span text:style-name="T299">4</text:span> Topografia (MDE, MDS, MDT, elevação, declividade, aspecto, hidrologia)</text:p>
      <text:p text:style-name="P49">7.3<text:span text:style-name="T299">5</text:span> Elaboração de mapa temáticos</text:p>
      <text:p text:style-name="P51"/>
      <text:p text:style-name="P130"><text:span text:style-name="T293">8</text:span> <text:span text:style-name="T131">Estrutura e manejo de dados </text:span><text:span text:style-name="T124">espaciais </text:span><text:span text:style-name="T159">na linguagem R </text:span><text:span text:style-name="T36">(</text:span><text:span text:style-name="T38">quinta-</text:span><text:span text:style-name="T39">sexta</text:span><text:span text:style-name="T36">)</text:span></text:p>
      <text:p text:style-name="P134">8.1 <text:span text:style-name="T108">Material e p</text:span>acotes para análise de dados espacias</text:p>
      <text:p text:style-name="P111"><text:span text:style-name="T69">8</text:span><text:span text:style-name="T70">.</text:span><text:span text:style-name="T71">2</text:span><text:span text:style-name="T70"> Vetor: pacote </text:span><text:span text:style-name="T72">sp e </text:span><text:span text:style-name="T70">sf</text:span></text:p>
      <text:p text:style-name="P38"><text:span text:style-name="T294">8.3 </text:span><text:span text:style-name="T182">I</text:span><text:span text:style-name="T183">mportar</text:span><text:span text:style-name="T295"> d</text:span><text:span text:style-name="T184">ados vetoriais</text:span></text:p>
      <text:p text:style-name="P39"><text:span text:style-name="T185">8</text:span><text:span text:style-name="T186">.</text:span><text:span text:style-name="T187">4</text:span><text:span text:style-name="T186"> </text:span><text:span text:style-name="T182">T</text:span><text:span text:style-name="T188">ipos de</text:span><text:span text:style-name="T182"> d</text:span><text:span text:style-name="T184">ados vetoriais</text:span></text:p>
      <text:p text:style-name="P40"><text:span text:style-name="T189">8</text:span><text:span text:style-name="T190">.</text:span><text:span text:style-name="T191">5</text:span><text:span text:style-name="T190"> </text:span><text:span text:style-name="T192">Estrutura</text:span><text:span text:style-name="T193"> de dados vetoriais</text:span></text:p>
      <text:p text:style-name="P52"><text:span text:style-name="T184">8.</text:span><text:span text:style-name="T194">6</text:span><text:span text:style-name="T181"> Visualizar dados vetoriais (</text:span><text:span text:style-name="T176">graphics</text:span><text:span text:style-name="T161">,</text:span><text:span text:style-name="T176"> </text:span><text:span text:style-name="T177">ggplot </text:span><text:span text:style-name="T162">e</text:span><text:span text:style-name="T177"> tmap</text:span><text:span text:style-name="T162">)</text:span></text:p>
      <text:p text:style-name="P54"><text:span text:style-name="T163">8.</text:span><text:span text:style-name="T164">7</text:span><text:span text:style-name="T165"> </text:span><text:span text:style-name="T162">P</text:span><text:span text:style-name="T161">rojeção de dados vetoriais</text:span></text:p>
      <text:p text:style-name="P90">8.8 Tabela de atributos</text:p>
      <text:p text:style-name="P91">8.9 Operações de atributos de dados vetoriais</text:p>
      <text:p text:style-name="P92">8.10 Operações geométricas de dados vetoriais</text:p>
      <text:p text:style-name="P93"><text:span text:style-name="T195">8.</text:span><text:span text:style-name="T196">11</text:span><text:span text:style-name="T195"> O</text:span><text:span text:style-name="T197">pera</text:span><text:span text:style-name="T195">ções </text:span><text:span text:style-name="T198">espaciais </text:span><text:span text:style-name="T195">de dados vetoriais</text:span></text:p>
      <text:p text:style-name="P112"><text:span text:style-name="T73">8</text:span><text:span text:style-name="T70">.</text:span><text:span text:style-name="T74">1</text:span><text:span text:style-name="T75">2</text:span><text:span text:style-name="T70"> Raster: pacote</text:span><text:span text:style-name="T76">s</text:span><text:span text:style-name="T70"> raster </text:span><text:span text:style-name="T77">e rgdal</text:span></text:p>
      <text:p text:style-name="P41"><text:span text:style-name="T294">8.13 </text:span><text:span text:style-name="T182">I</text:span><text:span text:style-name="T183">mportar</text:span><text:span text:style-name="T295"> d</text:span><text:span text:style-name="T184">ados </text:span><text:span text:style-name="T166">matriciais</text:span></text:p>
      <text:p text:style-name="P42"><text:span text:style-name="T185">8</text:span><text:span text:style-name="T186">.</text:span><text:span text:style-name="T199">1</text:span><text:span text:style-name="T200">4</text:span><text:span text:style-name="T186"> </text:span><text:span text:style-name="T182">T</text:span><text:span text:style-name="T188">ipos de</text:span><text:span text:style-name="T182"> d</text:span><text:span text:style-name="T184">ados </text:span><text:span text:style-name="T166">matriciais</text:span></text:p>
      <text:p text:style-name="P43"><text:span text:style-name="T189">8</text:span><text:span text:style-name="T190">.</text:span><text:span text:style-name="T199">1</text:span><text:span text:style-name="T200">5</text:span><text:span text:style-name="T190"> </text:span><text:span text:style-name="T192">Estrutura</text:span><text:span text:style-name="T193"> de dados </text:span><text:span text:style-name="T166">matriciais</text:span></text:p>
      <text:p text:style-name="P53"><text:span text:style-name="T184">8.</text:span><text:span text:style-name="T199">1</text:span><text:span text:style-name="T200">6</text:span><text:span text:style-name="T181"> Visualizar dados </text:span><text:span text:style-name="T166">matriciais</text:span><text:span text:style-name="T181"> (</text:span><text:span text:style-name="T176">graphics</text:span><text:span text:style-name="T161">,</text:span><text:span text:style-name="T176"> </text:span><text:span text:style-name="T177">ggplot </text:span><text:span text:style-name="T162">e</text:span><text:span text:style-name="T177"> tmap</text:span><text:span text:style-name="T162">)</text:span></text:p>
      <text:p text:style-name="P55"><text:span text:style-name="T163">8.</text:span><text:span text:style-name="T167">1</text:span><text:span text:style-name="T168">7</text:span><text:span text:style-name="T165"> </text:span><text:span text:style-name="T162">P</text:span><text:span text:style-name="T161">rojeção de dados </text:span><text:span text:style-name="T166">matriciais</text:span></text:p>
      <text:p text:style-name="P44"><text:span text:style-name="T163">8.</text:span><text:span text:style-name="T167">1</text:span><text:span text:style-name="T168">8</text:span><text:span text:style-name="T165"> </text:span><text:span text:style-name="T162">M</text:span><text:span text:style-name="T169">anipulando</text:span><text:span text:style-name="T170"> dados </text:span><text:span text:style-name="T166">matriciais</text:span></text:p>
      <text:p text:style-name="P94"><text:span text:style-name="T170">8.</text:span><text:span text:style-name="T171">1</text:span><text:span text:style-name="T168">9</text:span><text:span text:style-name="T170"> O</text:span><text:span text:style-name="T172">peração</text:span><text:span text:style-name="T170"> </text:span><text:span text:style-name="T173">g</text:span><text:span text:style-name="T174">eométricas</text:span><text:span text:style-name="T173"> </text:span><text:span text:style-name="T170">de dados </text:span><text:span text:style-name="T166">matriciais</text:span></text:p>
      <text:p text:style-name="P95"><text:span text:style-name="T170">8.</text:span><text:span text:style-name="T168">20</text:span><text:span text:style-name="T170"> O</text:span><text:span text:style-name="T172">peração</text:span><text:span text:style-name="T170"> </text:span><text:span text:style-name="T173">espaciais </text:span><text:span text:style-name="T170">de dados </text:span><text:span text:style-name="T166">matriciais</text:span></text:p>
      <text:p text:style-name="P135"><text:span text:style-name="T104">8</text:span>.<text:span text:style-name="T114">21</text:span> Vetor para raster: pacote fasterize</text:p>
      <text:p text:style-name="P136"><text:span text:style-name="T49">8.22</text:span> Elaboração de mapa<text:span text:style-name="T101">s </text:span><text:span text:style-name="T201">(</text:span><text:span text:style-name="T177">ggplot </text:span><text:span text:style-name="T201">e</text:span><text:span text:style-name="T177"> tmap</text:span><text:span text:style-name="T201">)</text:span></text:p>
      <text:p text:style-name="P113"><text:span text:style-name="T78">8</text:span><text:span text:style-name="T79">.</text:span><text:span text:style-name="T80">2</text:span><text:span text:style-name="T75">3</text:span><text:span text:style-name="T79"> </text:span><text:span text:style-name="T175">A</text:span><text:span text:style-name="T79">utomação de processamento</text:span><text:span text:style-name="T81">s</text:span></text:p>
      <text:p text:style-name="P114"/>
      <text:p text:style-name="P131"><text:span text:style-name="T49">9</text:span> Introdução <text:span text:style-name="T292">e funcionamento d</text:span>o software <text:span text:style-name="T292">GRASS GIS (</text:span><text:span text:style-name="T28">sexta</text:span><text:span text:style-name="T26">)</text:span></text:p>
      <text:p text:style-name="P115"><text:span text:style-name="T49">9</text:span>.1 Funcionamento do GRASS GIS: terminal, <text:span text:style-name="T44">l</text:span>ayer <text:span text:style-name="T44">m</text:span>anager <text:span text:style-name="T44">e map display</text:span></text:p>
      <text:p text:style-name="P104"><text:span text:style-name="T49">9.2 Estrutura de dados no GRASS GIS: </text:span>GRASS database, <text:span text:style-name="T45">l</text:span>ocation <text:span text:style-name="T8">e m</text:span>apset</text:p>
      <text:p text:style-name="P104"><text:span text:style-name="T49">9.3 Region (= r</text:span>egi<text:span text:style-name="T7">ão</text:span> computacional<text:span text:style-name="T46">)</text:span></text:p>
      <text:p text:style-name="P104"><text:span text:style-name="T49">9.4 </text:span>Módulos <text:span text:style-name="T9">(= funções)</text:span></text:p>
      <text:p text:style-name="P137"><text:span text:style-name="T275">9.5 </text:span><text:span text:style-name="T274">Módulos para</text:span><text:span text:style-name="T280"> </text:span><text:span text:style-name="T281">processamentos </text:span><text:span text:style-name="T276">gerais (g.)</text:span></text:p>
      <text:p text:style-name="P104"><text:soft-page-break/><text:span text:style-name="T49">9.6 </text:span>Módulos para proce<text:span text:style-name="T7">s</text:span>samento de da<text:span text:style-name="T7">d</text:span>os vetoria<text:span text:style-name="T7">is (v.)</text:span></text:p>
      <text:p text:style-name="P104"><text:span text:style-name="T49">9.7 </text:span>Módulos para proce<text:span text:style-name="T7">s</text:span>samento de da<text:span text:style-name="T7">d</text:span>os r<text:span text:style-name="T7">a</text:span>ster <text:span text:style-name="T97">(r.)</text:span></text:p>
      <text:p text:style-name="P137"><text:span text:style-name="T275">9.8 </text:span><text:span text:style-name="T274">Módulos para proce</text:span><text:span text:style-name="T277">s</text:span><text:span text:style-name="T274">samento de da</text:span><text:span text:style-name="T277">d</text:span><text:span text:style-name="T274">os </text:span><text:span text:style-name="T280">d</text:span><text:span text:style-name="T282">e imagem de satélites</text:span><text:span text:style-name="T274"> </text:span><text:span text:style-name="T278">(</text:span><text:span text:style-name="T279">i</text:span><text:span text:style-name="T278">.)</text:span></text:p>
      <text:p text:style-name="P104"><text:span text:style-name="T49">9.9 </text:span><text:span text:style-name="T302">Visualização de </text:span><text:span text:style-name="T305">dados</text:span><text:span text:style-name="T302"> vetoriais, raster</text:span><text:span text:style-name="T303"> e imagens</text:span></text:p>
      <text:p text:style-name="P104"><text:span text:style-name="T49">9.10 </text:span>Escalas, <text:span text:style-name="T47">símbolos</text:span>, gr<text:span text:style-name="T48">ades</text:span>, le<text:span text:style-name="T10">g</text:span>enda, perfis e histogramas</text:p>
      <text:p text:style-name="P116"><text:span text:style-name="T49">9</text:span>.1<text:span text:style-name="T300">1</text:span> Python para automação de processamento<text:span text:style-name="T99">s</text:span></text:p>
      <text:p text:style-name="P105"/>
      <text:p text:style-name="P132">Referência<text:span text:style-name="T296">s</text:span></text:p>
      <text:h text:style-name="P85" text:outline-level="1">Adler J. 2012. <text:span text:style-name="T14">R in a Nutshell: A Desktop Quick Reference</text:span>. 2 ed. O'Reilly Media.</text:h>
      <text:p text:style-name="P82"><text:span text:style-name="T240">atlan. 2019. </text:span><text:span text:style-name="T242">Introduction to GIS: Manipulating and Mapping Geospatial Data in R</text:span><text:span text:style-name="T252">.</text:span><text:span text:style-name="T240"> [</text:span><text:a xlink:type="simple" xlink:href="https://cdn2.hubspot.net/hubfs/2287011/Atlan%20GIS%20Course/All%20lessons.pdf" text:style-name="Internet_20_link" text:visited-style-name="Visited_20_Internet_20_Link"><text:span text:style-name="T286">https://cdn2.hubspot.net/hubfs/2287011/Atlan%20GIS%20Course/All%20lessons.pdf</text:span></text:a><text:span text:style-name="T240">]</text:span></text:p>
      <text:p text:style-name="P56">Bivand RS, Pebesma E, Gómez-Rubio V. 2013. <text:span text:style-name="T14">Applied Spatial Data Analysis with R</text:span>, <text:span text:style-name="T105">2 ed</text:span>. Springer.</text:p>
      <text:p text:style-name="P57">Bossle RC. <text:span text:style-name="T42">2017. </text:span><text:span text:style-name="T14">QGIS e </text:span><text:span text:style-name="T20">g</text:span><text:span text:style-name="T14">eoprocessamento na </text:span><text:span text:style-name="T20">p</text:span><text:span text:style-name="T14">rática</text:span>. <text:span text:style-name="T42">Segunda edição. Íthala.</text:span></text:p>
      <text:p text:style-name="P57">Bossle RC. <text:span text:style-name="T41">2016. </text:span><text:span text:style-name="T14">QGIS do ABC ao XYZ</text:span>. <text:span text:style-name="T41">Íthala.</text:span></text:p>
      <text:p text:style-name="P57"><text:span text:style-name="T43">Brunsdon C, Comber L. 2015.</text:span> <text:span text:style-name="T14">An introduction to R for spatial analysis &amp; mapping</text:span>. SAGE Publications.</text:p>
      <text:h text:style-name="P87" text:outline-level="1"><text:span text:style-name="T67">Chang W. 2013. </text:span>R Graphics Cookbook: Practical Recipes for Visualizing Data<text:span text:style-name="T62">. </text:span><text:span text:style-name="T67">2 ed. O'Reilly Media</text:span><text:span text:style-name="T297">.</text:span></text:h>
      <text:h text:style-name="P7" text:outline-level="1"><text:span text:style-name="T67">Cotton R. 2013. </text:span><text:span text:style-name="T14">Learning R: A Step-by-Step Function Guide to Data Analysis</text:span>. O'Reilly Media.</text:h>
      <text:p text:style-name="P75"><text:span text:style-name="T116">Dassau O, Holl S, Neteler M, Redslob M. 2005. </text:span><text:span text:style-name="T31">An introduction to the practical use of the Free Geographical Information System GRASS 6.0</text:span><text:span text:style-name="T116">. GDF Hannover bR.</text:span></text:p>
      <text:p text:style-name="P78">Davies TM. 2016. <text:span text:style-name="T14">The Book of R: A First Course in Programming and Statistics</text:span>. No Starch Press.</text:p>
      <text:p text:style-name="P79">Engel C. 2019. <text:span text:style-name="T14">R for Geospatial Analysis and Mapping</text:span>. The Geographic Information Science &amp; Technology Body of Knowledge (1st Quarter 2019 Edition), John P. Wilson (Ed.). DOI:10.22224/gistbok/2019.1.3.</text:p>
      <text:h text:style-name="P6" text:outline-level="1"><text:span text:style-name="T205">E</text:span><text:span text:style-name="T206">n</text:span><text:span text:style-name="T205">gel C. 2019. </text:span><text:span text:style-name="T217">Introduction to R</text:span><text:span text:style-name="T207">. </text:span><text:span text:style-name="T205">[</text:span><text:a xlink:type="simple" xlink:href="https://cengel.github.io/R-intro/" text:style-name="Internet_20_link" text:visited-style-name="Visited_20_Internet_20_Link"><text:span text:style-name="T284">https://cengel.github.io/R-intro/</text:span></text:a><text:span text:style-name="T205">]</text:span></text:h>
      <text:h text:style-name="P4" text:outline-level="1"><text:span text:style-name="T260">Engel C. 2019. </text:span><text:span text:style-name="T243">Using Spatial Data with R</text:span><text:span text:style-name="T260">. [</text:span><text:a xlink:type="simple" xlink:href="https://cengel.github.io/R-spatial/" text:style-name="Internet_20_link" text:visited-style-name="Visited_20_Internet_20_Link"><text:span text:style-name="T286">https://cengel.github.io/R-spatial/</text:span></text:a><text:span text:style-name="T260">]</text:span></text:h>
      <text:p text:style-name="P65">Fitz PR. 2008. <text:span text:style-name="T14">Geoprocessamento sem complicação</text:span>. <text:span text:style-name="T91">Oficina de Textos. </text:span></text:p>
      <text:p text:style-name="P58">Fletcher R, MJ Fortin. 2019. <text:span text:style-name="T14">Spatial Ecology and Conservation Modeling: </text:span><text:span text:style-name="T21">a</text:span><text:span text:style-name="T14">pplications with R</text:span>. Springer.</text:p>
      <text:p text:style-name="P58">GRASS Development Team. 2019. <text:span text:style-name="T14">Geographic resources analysis support system (GRASS)</text:span> software, version 7.6.</text:p>
      <text:p text:style-name="P59">Grohmann C. 2016. <text:span text:style-name="T14">Geoprocessamento com GRASS-GIS</text:span>. figshare. Journal contribution.</text:p>
      <text:p text:style-name="P77"><text:span text:style-name="T208">Hastle T, Tibshirani R, Friedman J. 2016. </text:span><text:bookmark text:name="title"/><text:bookmark text:name="productTitle"/><text:span text:style-name="T217">The Elements of Statistical Learning: Data Mining, Inference, and Prediction</text:span><text:span text:style-name="T208">. 2 ed. Springer. [</text:span><text:a xlink:type="simple" xlink:href="https://web.stanford.edu/~hastie/ElemStatLearn/" text:style-name="Internet_20_link" text:visited-style-name="Visited_20_Internet_20_Link">https://web.stanford.edu/~hastie/ElemStatLearn/</text:a><text:span text:style-name="T229"> </text:span><text:span text:style-name="T208">] . </text:span></text:p>
      <text:p text:style-name="P80">Healy <text:span text:style-name="T106">K. 2019. </text:span><text:span text:style-name="T14">Data Visualization: </text:span><text:span text:style-name="T23">a practical introduction</text:span><text:span text:style-name="T106">. </text:span>Princeton University Press.</text:p>
      <text:p text:style-name="P76"><text:span text:style-name="T203">Hijmans, R. 201</text:span><text:span text:style-name="T261">9</text:span><text:span text:style-name="T203">. </text:span><text:span text:style-name="T241">Spatial Data Analysis and Modeling with R</text:span><text:span text:style-name="T203">. </text:span><text:span text:style-name="T262">[</text:span><text:a xlink:type="simple" xlink:href="http://rspatial.org/" text:style-name="Internet_20_link" text:visited-style-name="Visited_20_Internet_20_Link"><text:span text:style-name="T203">http://rspatial.org</text:span></text:a><text:span text:style-name="T262">]</text:span></text:p>
      <text:p text:style-name="P81"><text:span text:style-name="T107">Horning N, Robinson JA, Sterling EJ, Turner W, Spector S. 2010. </text:span><text:span text:style-name="T24">Remote Sensing for Ecology and Conservation: A Handbook of Techniques</text:span><text:span text:style-name="T107">. Oxford University Press.</text:span></text:p>
      <text:h text:style-name="P86" text:outline-level="1"><text:span text:style-name="T255">James G, Witten D, Hastie T, Tibshirani R. 2013. </text:span><text:span text:style-name="T246">An Introduction to Statistical Learning: with Applications in R. </text:span><text:span text:style-name="T255">2.ed. Springer. </text:span><text:span text:style-name="T256">[</text:span><text:a xlink:type="simple" xlink:href="http://faculty.marshall.usc.edu/gareth-james/ISL/" text:style-name="Internet_20_link" text:visited-style-name="Visited_20_Internet_20_Link"><text:span text:style-name="T287">http://faculty.marshall.usc.edu/gareth-james/ISL/</text:span></text:a><text:span text:style-name="T256">]</text:span></text:h>
      <text:p text:style-name="P45">Kabacoff <text:span text:style-name="T297">RI. 2015.</text:span> <text:span text:style-name="T14">R in Action: Data analysis and graphics with R</text:span>. 2.ed. <text:span text:style-name="T297">Manning</text:span>.</text:p>
      <text:h text:style-name="P88" text:outline-level="1"><text:soft-page-break/><text:span text:style-name="T67">Lander JP. 2017. </text:span><text:span text:style-name="T14">R for Everyone: Advanced Analytics and Graphics</text:span><text:span text:style-name="T62">. Addison-Wesley Professional.</text:span></text:h>
      <text:p text:style-name="P68"><text:span text:style-name="T88">L</text:span>ang S, Blaschke T. 2009. <text:span text:style-name="T14">Análise da Paisagem com SIG</text:span>. Oficina de <text:span text:style-name="T90">T</text:span>extos.</text:p>
      <text:p text:style-name="P69">Lepaine M, Usery EL. 2017. <text:span text:style-name="T14">Choosing a Map Projection</text:span>. Springer.</text:p>
      <text:p text:style-name="P30"><text:span text:style-name="T220">L</text:span><text:span text:style-name="T221">ovelace </text:span><text:span text:style-name="T220">R</text:span><text:span text:style-name="T221">, Nowosad </text:span><text:span text:style-name="T220">J</text:span><text:span text:style-name="T221">, Muenchow, </text:span><text:span text:style-name="T220">J</text:span><text:span text:style-name="T221">. </text:span><text:span text:style-name="T222">2019</text:span><text:span text:style-name="T221">. </text:span><text:span text:style-name="T217">Geocomputation with R</text:span><text:span text:style-name="T221">. Chapman and Hall/CRC. </text:span><text:span text:style-name="T223">[</text:span><text:a xlink:type="simple" xlink:href="https://geocompr.robinlovelace.net/" text:style-name="Internet_20_link" text:visited-style-name="Visited_20_Internet_20_Link"><text:span text:style-name="T285">https://geocompr.robinlovelace.net/</text:span></text:a><text:span text:style-name="T223">]</text:span></text:p>
      <text:p text:style-name="P19"><text:span text:style-name="T251">Minas Gerais - Secretaria de Estado de Meio Ambiente e Desenvolvimento Sustentável. 2019. </text:span><text:span text:style-name="T241">Práticas de geoprocessamento em QGIS</text:span><text:span text:style-name="T251">. 2 ed. Belo Horizonte: Semad. </text:span><text:span text:style-name="T253"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86">http://www.meioambiente.mg.gov.br/images/stories/2019/GESTAO_AMBIENTAL/IDE/APOSTILA_QGIS_3.4_DGTA-SEMAD-190619.pdf</text:span></text:a><text:span text:style-name="T253">]</text:span></text:p>
      <text:p text:style-name="P24"><text:span text:style-name="T203">Mas J, Horta MB, Vasconcelos RN, Cambui ECB. 2019. </text:span><text:span text:style-name="T241">Análise espacial com R</text:span><text:span text:style-name="T203">. UEFS Editora. </text:span><text:span text:style-name="T263">[</text:span><text:a xlink:type="simple" xlink:href="https://bit.ly/2KpSI7C" text:style-name="Internet_20_link" text:visited-style-name="Visited_20_Internet_20_Link"><text:span text:style-name="T286">https://bit.ly/2KpSI7C</text:span></text:a><text:span text:style-name="T263">]</text:span></text:p>
      <text:h text:style-name="P8" text:outline-level="1"><text:bookmark text:name="productTitle1"/><text:bookmark text:name="title1"/><text:span text:style-name="T67">Matloff N. 2011. </text:span><text:span text:style-name="T14">The Art of R Programming: A Tour of Statistical Software Design</text:span><text:span text:style-name="T62">. No Starch Press.</text:span></text:h>
      <text:p text:style-name="P58">Neteler M, Bowman H, Landa M, Metz M. 2012. G<text:span text:style-name="T13">RASS GIS</text:span>: <text:span text:style-name="T13">a</text:span> multipurpose open source gis. <text:span text:style-name="T14">Environmental Modelling and Software</text:span>, 31:124–130.</text:p>
      <text:p text:style-name="P58">Neteler M, Mitasova H. 2008. <text:span text:style-name="T14">Open source GIS: a grass gis approach</text:span>. <text:span text:style-name="T115">3 ed. </text:span>Springer.</text:p>
      <text:p text:style-name="P60">Neteler <text:span text:style-name="T117">M</text:span>, Beaudette DE, Cavallini <text:span text:style-name="T117">P</text:span>, Lami <text:span text:style-name="T118">L</text:span>, Cepicky <text:span text:style-name="T119">J.</text:span> 2008. <text:span text:style-name="T14">GRASS GIS</text:span>. In: Hall GB (Ed), Open Source Approaches to Spatial Data Handling, pp. 171-199, Springer.</text:p>
      <text:p text:style-name="P31"><text:span text:style-name="T209">Neteler M. 2018. </text:span><text:bookmark text:name="analysing-environmental-data-with-grass-gis"/><text:span text:style-name="T5">Analysing environmental data with GRASS GIS</text:span><text:span text:style-name="T219">. </text:span><text:span text:style-name="T209"><text:s/>[</text:span><text:a xlink:type="simple" xlink:href="https://neteler.gitlab.io/grass-gis-analysis/" text:style-name="Internet_20_link" text:visited-style-name="Visited_20_Internet_20_Link"><text:span text:style-name="T284">https://neteler.gitlab.io/grass-gis-analysis/</text:span></text:a><text:span text:style-name="T209">]</text:span></text:p>
      <text:p text:style-name="P21"><text:span text:style-name="T234">Oliveira PF, Guerra S, Mcdonnell, R. </text:span><text:span text:style-name="T235">2018</text:span><text:span text:style-name="T234">. </text:span><text:span text:style-name="T247">Ciência de </text:span><text:span text:style-name="T248">d</text:span><text:span text:style-name="T247">ados com R – Introdução</text:span><text:span text:style-name="T234">. IBPAD. </text:span><text:span text:style-name="T235">[</text:span><text:a xlink:type="simple" xlink:href="https://cdr.ibpad.com.br/" text:style-name="Internet_20_link" text:visited-style-name="Visited_20_Internet_20_Link"><text:span text:style-name="T287">https://cdr.ibpad.com.br/</text:span></text:a><text:span text:style-name="T235">]</text:span></text:p>
      <text:p text:style-name="P46"><text:span text:style-name="T291">Pebesma, E. 2018. Simple Features for R: Standardized Support for Spatial Vector Data. </text:span><text:span text:style-name="T29">The R Journal</text:span><text:span text:style-name="T64">,</text:span><text:span text:style-name="T291"> 10(1):439–446.</text:span></text:p>
      <text:p text:style-name="P29"><text:span text:style-name="Emphasis"><text:span text:style-name="T226">Pebesma E, Bivand R. </text:span></text:span><text:span text:style-name="Emphasis"><text:span text:style-name="T227">2019. </text:span></text:span><text:span text:style-name="Emphasis"><text:span text:style-name="T228">Spatial Data Science</text:span></text:span><text:span text:style-name="Emphasis"><text:span text:style-name="T226">. </text:span></text:span><text:span text:style-name="Emphasis"><text:span text:style-name="T227">[</text:span></text:span><text:a xlink:type="simple" xlink:href="https://keen-swartz-3146c4.netlify.com/" text:style-name="Internet_20_link" text:visited-style-name="Visited_20_Internet_20_Link"><text:span text:style-name="Emphasis"><text:span text:style-name="T204">https://keen-swartz-3146c4.netlify.com/</text:span></text:span></text:a><text:span text:style-name="Emphasis"><text:span text:style-name="T227">]</text:span></text:span></text:p>
      <text:p text:style-name="P23"><text:span text:style-name="T236">QGIS Project. </text:span><text:span text:style-name="T237">2019. </text:span><text:span text:style-name="T250">QGIS Training Manual. </text:span><text:span text:style-name="T237">Release 3.4. </text:span><text:span text:style-name="T238">[</text:span><text:a xlink:type="simple" xlink:href="https://docs.qgis.org/3.4/pdf/pt_BR/QGIS-3.4-QGISTrainingManual-pt_BR.pdf" text:style-name="Internet_20_link" text:visited-style-name="Visited_20_Internet_20_Link"><text:span text:style-name="T288">https://docs.qgis.org/3.4/pdf/pt_BR/QGIS-3.4-QGISTrainingManual-pt_BR.pdf</text:span></text:a><text:span text:style-name="T238">]</text:span></text:p>
      <text:p text:style-name="P15"><text:span text:style-name="T264">QGIS Project. </text:span><text:span text:style-name="T265">2019. </text:span><text:span text:style-name="T245">QGIS User Guide. </text:span><text:span text:style-name="T265">Release 3.4. </text:span><text:span text:style-name="T266">[</text:span><text:a xlink:type="simple" xlink:href="https://docs.qgis.org/3.4/pdf/pt_BR/QGIS-3.4-UserGuide-pt_BR.pdf" text:style-name="Internet_20_link" text:visited-style-name="Visited_20_Internet_20_Link"><text:span text:style-name="T286">https://docs.qgis.org/3.4/pdf/pt_BR/QGIS-3.4-UserGuide-pt_BR.pdf</text:span></text:a><text:span text:style-name="T266">]</text:span></text:p>
      <text:p text:style-name="P28"><text:span text:style-name="T207">R Core Team. 2019. </text:span><text:span text:style-name="T217">R: A language and environment for statistical computing. R Foundation for Statistical Computing</text:span><text:span text:style-name="T207">, Vienna, Austria. [</text:span><text:a xlink:type="simple" xlink:href="https://www.r-project.org/" text:style-name="Internet_20_link" text:visited-style-name="Visited_20_Internet_20_Link"><text:span text:style-name="T204">https://www.r-project.org/</text:span></text:a><text:span text:style-name="T207">]</text:span></text:p>
      <text:h text:style-name="P89" text:outline-level="1"><text:span text:style-name="T257">Teetor P. 2011. </text:span><text:span text:style-name="T246">R Cookbook. </text:span><text:span text:style-name="T233">O'Reilly Media</text:span><text:span text:style-name="T246">.</text:span><text:span text:style-name="T255"> </text:span><text:span text:style-name="T258">[</text:span><text:a xlink:type="simple" xlink:href="http://www.cookbook-r.com/" text:style-name="Internet_20_link" text:visited-style-name="Visited_20_Internet_20_Link"><text:span text:style-name="T287">http://www.cookbook-r.com/</text:span></text:a><text:span text:style-name="T258">]</text:span></text:h>
      <text:p text:style-name="P70"><text:span text:style-name="T85">Xavier-da-</text:span>Silva J. 2009. O que é Geoprocessamento? <text:span text:style-name="T14">Revista do CREA-R</text:span><text:span text:style-name="T16">J</text:span><text:span text:style-name="T61"> </text:span><text:span text:style-name="T63">, 79:42</text:span><text:span text:style-name="T64">–</text:span><text:span text:style-name="T63">44.</text:span></text:p>
      <text:p text:style-name="P71"><text:span text:style-name="T65">Xavier-da-</text:span><text:span text:style-name="T63">Silva J, </text:span><text:span text:style-name="T66">Goes MHB, Marino TB. 2011. </text:span><text:span text:style-name="T63">Geoinclusão: um caminho do dado à informação. </text:span><text:span text:style-name="T16">Revista de Geografia do PPGEO da UFJF</text:span><text:span text:style-name="T63">, 1: 1</text:span><text:span text:style-name="T64">–</text:span><text:span text:style-name="T63">5.</text:span></text:p>
      <text:p text:style-name="P72"><text:span text:style-name="T85">Xavier-da-</text:span>Silva J., Zaidan <text:span text:style-name="T86">RT. 2012. </text:span><text:span text:style-name="T14">Geoprocessamento &amp; análise ambiental: aplicações</text:span>. Bertrand Brasil.</text:p>
      <text:p text:style-name="P16"><text:span text:style-name="T267">Xavier-da-</text:span><text:span text:style-name="T203">Silva J. </text:span><text:span text:style-name="T268">2016. </text:span><text:span text:style-name="T203">Geoprocessamento no Apoio à Decisão. </text:span><text:span text:style-name="Strong_20_Emphasis"><text:span text:style-name="T246">Revista Continentes</text:span></text:span><text:span text:style-name="T203">, 9:105</text:span><text:span text:style-name="T254">–</text:span><text:span text:style-name="T203">115.</text:span></text:p>
      <text:h text:style-name="P9" text:outline-level="1">Wegmann <text:span text:style-name="T56">M</text:span>, Leutner <text:span text:style-name="T57">B,</text:span> Dech <text:span text:style-name="T57">S</text:span>. <text:span text:style-name="T56">2016</text:span>. <text:span text:style-name="T14">Remote Sensing and GIS for Ecologists</text:span>. Pelagic Publishing. </text:h>
      <text:p text:style-name="P14"><text:span text:style-name="T203">Wickham </text:span><text:span text:style-name="T269">H,</text:span><text:span text:style-name="T203"> Grolemund, </text:span><text:span text:style-name="T269">G</text:span><text:span text:style-name="T203">. </text:span><text:span text:style-name="T270">2017</text:span><text:span text:style-name="T203">. </text:span><text:span text:style-name="T241">R for Data Science: Import, Tidy, Transform, Visualize, and Model Data</text:span><text:span text:style-name="T203">. O'Reilly Media. </text:span><text:span text:style-name="T271">[</text:span><text:a xlink:type="simple" xlink:href="https://r4ds.had.co.nz/" text:style-name="Internet_20_link" text:visited-style-name="Visited_20_Internet_20_Link"><text:span text:style-name="T286">https://r4ds.had.co.nz/</text:span></text:a><text:span text:style-name="T271">]</text:span></text:p>
      <text:p text:style-name="P20"><text:span text:style-name="T255">Wickham H. </text:span><text:span text:style-name="T257">2019. </text:span><text:span text:style-name="T246">Advanced R</text:span><text:span text:style-name="T255">. </text:span><text:span text:style-name="T257">2 ed. Chapman and Hall/CRC. </text:span><text:span text:style-name="T259">[</text:span><text:a xlink:type="simple" xlink:href="https://adv-r.hadley.nz/" text:style-name="Internet_20_link" text:visited-style-name="Visited_20_Internet_20_Link"><text:span text:style-name="T287">https://adv-r.hadley.nz/</text:span></text:a><text:span text:style-name="T259">]</text:span></text:p>
      <text:p text:style-name="P61"><text:bookmark text:name="title3"/><text:bookmark text:name="productTitle3"/><text:span text:style-name="T62">Wickham H. </text:span><text:span text:style-name="T67">2016. </text:span><text:span text:style-name="T14">ggplot2: Elegant Graphics for Data Analysis</text:span><text:span text:style-name="T62">. </text:span><text:span text:style-name="T68">2 ed. </text:span><text:span text:style-name="T62">Springer.</text:span></text:p>
      <text:p text:style-name="P25"><text:soft-page-break/><text:span text:style-name="T224">Wilk CO. 2019. </text:span><text:bookmark text:name="productTitle2"/><text:bookmark text:name="title2"/><text:span text:style-name="T216">Fundamentals of Data Visualization: A Primer on Making Informative and Compelling Figures</text:span><text:span text:style-name="T224">. O'Reilly Media. </text:span><text:span text:style-name="T225">[</text:span><text:a xlink:type="simple" xlink:href="https://serialmentor.com/dataviz/" text:style-name="Internet_20_link" text:visited-style-name="Visited_20_Internet_20_Link"><text:span text:style-name="T284">https://serialmentor.com/dataviz/</text:span></text:a><text:span text:style-name="T225">]</text:span></text:p>
      <text:p text:style-name="P62">Young <text:span text:style-name="T94">NE, </text:span>Anderson <text:span text:style-name="T95">RS, </text:span>Chignell <text:span text:style-name="T95">SM, </text:span>Vorster <text:span text:style-name="T95">AG, </text:span>Lawrence <text:span text:style-name="T94">R., </text:span>Evangelista <text:span text:style-name="T94">PH</text:span>. <text:span text:style-name="T95">2017. </text:span>A survival guide to Landsat preprocessing. <text:span text:style-name="T19">Ecology</text:span><text:span text:style-name="T95">, 98(4):920</text:span><text:span text:style-name="T62">–</text:span><text:span text:style-name="T95">932.</text:span></text:p>
      <text:p text:style-name="P105"/>
      <text:p text:style-name="P132">Sugestão de textos para enviar para os alunos <text:span text:style-name="T89">(por ordem de prioridade)</text:span></text:p>
      <text:p text:style-name="P73"><text:span text:style-name="T85">Xavier-da-</text:span>Silva J. 2009. O que é Geoprocessamento? <text:span text:style-name="T14">Revista do CREA-R</text:span><text:span text:style-name="T16">J</text:span><text:span text:style-name="T61"> </text:span><text:span text:style-name="T63">, 79:42</text:span><text:span text:style-name="T64">–</text:span><text:span text:style-name="T63">44.</text:span></text:p>
      <text:p text:style-name="P27"><text:span text:style-name="T210"><text:tab/>[</text:span><text:a xlink:type="simple" xlink:href="http://www.ufrrj.br/lga/tiagomarino/artigos/oqueegeoprocessamento.pdf" text:style-name="Internet_20_link" text:visited-style-name="Visited_20_Internet_20_Link">http://www.ufrrj.br/lga/tiagomarino/artigos/oqueegeoprocessamento.pdf</text:a><text:span text:style-name="T211"> </text:span><text:span text:style-name="T210">]</text:span></text:p>
      <text:p text:style-name="P47"><text:span text:style-name="T85">Xavier-da-Silva J, Goes MHB, Marino TB. 2011. Geoinclusão: um caminho do dado à informação. </text:span><text:span text:style-name="T30">Revista de Geografia do PPGEO da UFJF</text:span><text:span text:style-name="T298">, 1: 1</text:span><text:span text:style-name="T64">–</text:span><text:span text:style-name="T298">5.</text:span></text:p>
      <text:p text:style-name="P27"><text:span text:style-name="T211"><text:tab/></text:span><text:span text:style-name="T212">[</text:span><text:a xlink:type="simple" xlink:href="https://doi.org/10.34019/2236-837X.2011.v1.17881" text:style-name="Internet_20_link" text:visited-style-name="Visited_20_Internet_20_Link">https://doi.org/10.34019/2236-837X.2011.v1.17881</text:a><text:span text:style-name="T204"> </text:span><text:span text:style-name="T212">]</text:span></text:p>
      <text:p text:style-name="P12"><text:span text:style-name="T267">Xavier-da-Silva J. 2016. Geoprocessamento no Apoio à Decisão. </text:span><text:span text:style-name="Strong_20_Emphasis"><text:span text:style-name="T249">Revista Continentes</text:span></text:span><text:span text:style-name="T231">, 9:105</text:span><text:span text:style-name="T251">–</text:span><text:span text:style-name="T231">115. </text:span></text:p>
      <text:p text:style-name="P12"><text:span text:style-name="T272"><text:tab/>[</text:span><text:a xlink:type="simple" xlink:href="http://www.revistacontinentes.com.br/continentes/index.php/continentes/article/view/106" text:style-name="Internet_20_link" text:visited-style-name="Visited_20_Internet_20_Link">http://www.revistacontinentes.com.br/continentes/index.php/continentes/article/view/106</text:a><text:span text:style-name="T202"> </text:span><text:span text:style-name="T273">]</text:span></text:p>
      <text:p text:style-name="P66">Fitz PR. 2008. <text:tab/><text:span text:style-name="T14">Geoprocessamento sem complicação</text:span>. <text:span text:style-name="T91">Oficina de Textos. </text:span></text:p>
      <text:p text:style-name="P47"><text:span text:style-name="T91"><text:tab/>[</text:span><text:span text:style-name="T92">vou enviar o .pdf</text:span><text:span text:style-name="T91">]</text:span></text:p>
      <text:p text:style-name="P67"><text:span text:style-name="T62">Minas Gerais - Secretaria de Estado de Meio Ambiente e Desenvolvimento Sustentável. 2019. </text:span><text:span text:style-name="T14">Práticas de geoprocessamento em QGIS</text:span><text:span text:style-name="T62">. 2 ed. Belo Horizonte: Semad. </text:span></text:p>
      <text:p text:style-name="P18"><text:span text:style-name="T253"><text:s text:c="2"/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86">http://www.meioambiente.mg.gov.br/images/stories/2019/GESTAO_AMBIENTAL/IDE/APOSTILA_QGIS_3.4_DGTA-SEMAD-190619.pdf</text:span></text:a><text:span text:style-name="T253">]</text:span></text:p>
      <text:p text:style-name="P63">Oliveira PF, Guerra S, Mcdonnell, R. <text:span text:style-name="T11">2018</text:span>. <text:span text:style-name="T14">Ciência de </text:span><text:span text:style-name="T17">d</text:span><text:span text:style-name="T14">ados com R – Introdução</text:span>. IBPAD. </text:p>
      <text:p text:style-name="P22"><text:span text:style-name="T235"><text:tab/>[</text:span><text:a xlink:type="simple" xlink:href="https://cdr.ibpad.com.br/" text:style-name="Internet_20_link" text:visited-style-name="Visited_20_Internet_20_Link"><text:span text:style-name="T287">https://cdr.ibpad.com.br/</text:span></text:a><text:span text:style-name="T235">]</text:span></text:p>
      <text:p text:style-name="P17"><text:span text:style-name="T270">Mas J, Horta MB, Vasconcelos RN, Cambui ECB. 2019. </text:span><text:span text:style-name="T244">Análise espacial com R</text:span><text:span text:style-name="T270">. UEFS Editora. [</text:span><text:a xlink:type="simple" xlink:href="https://www.dropbox.com/s/blgtp2bmpdghol7/AnaliseEspacialComR.pdf?dl=0" text:style-name="Internet_20_link" text:visited-style-name="Visited_20_Internet_20_Link"><text:span text:style-name="T289">https://www.dropbox.com/s/blgtp2bmpdghol7/AnaliseEspacialComR.pdf?dl=0</text:span></text:a><text:span text:style-name="T270">]</text:span></text:p>
      <text:h text:style-name="P10" text:outline-level="1"><text:span text:style-name="T109">Engel C. 2019. </text:span><text:span text:style-name="T29">Introduction to R</text:span><text:span text:style-name="T291">. </text:span></text:h>
      <text:h text:style-name="P5" text:outline-level="1"><text:span text:style-name="T207"><text:tab/></text:span><text:span text:style-name="T205">[</text:span><text:a xlink:type="simple" xlink:href="https://cengel.github.io/R-intro/" text:style-name="Internet_20_link" text:visited-style-name="Visited_20_Internet_20_Link"><text:span text:style-name="T284">https://cengel.github.io/R-intro/</text:span></text:a><text:span text:style-name="T205">]</text:span></text:h>
      <text:h text:style-name="P11" text:outline-level="1"><text:span text:style-name="T109">Engel C. 2019. </text:span><text:span text:style-name="T25">Using Spatial Data with R</text:span><text:span text:style-name="T109">. </text:span></text:h>
      <text:h text:style-name="P3" text:outline-level="1"><text:span text:style-name="T260"><text:tab/>[</text:span><text:a xlink:type="simple" xlink:href="https://cengel.github.io/R-spatial/" text:style-name="Internet_20_link" text:visited-style-name="Visited_20_Internet_20_Link"><text:span text:style-name="T306">https://cengel.github.io/R-spatial/</text:span></text:a><text:span text:style-name="T260">]</text:span></text:h>
      <text:p text:style-name="P64"><text:span text:style-name="T40">Lovelace R, Nowosad J, Muenchow, J. 2019. </text:span><text:span text:style-name="T18">Geocomputation with R</text:span><text:span text:style-name="T87">. Chapman and Hall/CRC. </text:span></text:p>
      <text:p text:style-name="P13"><text:span text:style-name="T232"><text:tab/>[</text:span><text:a xlink:type="simple" xlink:href="https://geocompr.robinlovelace.net/" text:style-name="Internet_20_link" text:visited-style-name="Visited_20_Internet_20_Link"><text:span text:style-name="T306">https://geocompr.robinlovelace.net/</text:span></text:a><text:span text:style-name="T232">]</text:span></text:p>
      <text:p text:style-name="P63"><text:span text:style-name="T87">Grohmann C. 2016. </text:span><text:span text:style-name="T18">Geoprocessamento com GRASS-GIS</text:span><text:span text:style-name="T87">. figshare. Journal contribution. </text:span></text:p>
      <text:p text:style-name="P12"><text:span text:style-name="T232"><text:tab/>[</text:span><text:a xlink:type="simple" xlink:href="https://doi.org/10.6084/m9.figshare.3502184.v1" text:style-name="Internet_20_link" text:visited-style-name="Visited_20_Internet_20_Link"><text:span text:style-name="T306">https://doi.org/10.6084/m9.figshare.3502184.v1</text:span></text:a><text:span text:style-name="T232">]</text:span></text:p>
      <text:p text:style-name="P47"><text:span text:style-name="T291">Wickham H, Grolemund, G. 2017. </text:span><text:span text:style-name="T29">R for Data Science: Import, Tidy, Transform, Visualize, and Model Data</text:span><text:span text:style-name="T291">. O'Reilly Media. </text:span></text:p>
      <text:p text:style-name="P27"><text:span text:style-name="T207"><text:tab/></text:span><text:span text:style-name="T213">[</text:span><text:a xlink:type="simple" xlink:href="https://r4ds.had.co.nz/" text:style-name="Internet_20_link" text:visited-style-name="Visited_20_Internet_20_Link"><text:span text:style-name="T284">https://r4ds.had.co.nz/</text:span></text:a><text:span text:style-name="T213">]</text:span></text:p>
      <text:p text:style-name="P26"><text:span text:style-name="T214">atlan. 2019. </text:span><text:span text:style-name="T218">Introduction to GIS: Manipulating and Mapping Geospatial Data in R</text:span><text:span text:style-name="T215">. [</text:span><text:a xlink:type="simple" xlink:href="https://cdn2.hubspot.net/hubfs/2287011/Atlan%20GIS%20Course/All%20lessons.pdf" text:style-name="Internet_20_link" text:visited-style-name="Visited_20_Internet_20_Link">https://cdn2.hubspot.net/hubfs/2287011/Atlan%20GIS%20Course/All%20lessons.pdf</text:a><text:span text:style-name="T230"> </text:span><text:span text:style-name="T215">]</text:span></text:p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SimSun" fo:font-family="SimSun" style:font-family-generic="roman" style:font-pitch="variable" fo:font-size="12pt" fo:language="en" fo:country="US" style:letter-kerning="true" style:font-name-asian="SimSun1" style:font-family-asian="SimSun" style:font-family-generic-asian="system" style:font-pitch-asian="variable" style:font-size-asian="12pt" style:language-asian="zh" style:country-asian="CN" style:font-name-complex="SimSun1" style:font-family-complex="SimSun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údo_20_do_20_quadro" style:display-name="Conteúdo do quadro" style:family="paragraph" style:paren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Gliederung_20_1" style:display-name="Default 2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Gliederung_20_1" style:display-name="Duas Partes d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Gliederung_20_2" style:display-name="Duas Partes de Conteúdo~LT~Gliederung 2" style:family="paragraph" style:parent-style-name="Duas_20_Partes_20_d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uas_20_Partes_20_de_20_Conteúdo_7e_LT_7e_Gliederung_20_3" style:display-name="Duas Partes de Conteúdo~LT~Gliederung 3" style:family="paragraph" style:parent-style-name="Duas_20_Partes_20_d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4" style:display-name="Duas Partes de Conteúdo~LT~Gliederung 4" style:family="paragraph" style:parent-style-name="Duas_20_Partes_20_d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5" style:display-name="Duas Partes de Conteúdo~LT~Gliederung 5" style:family="paragraph" style:parent-style-name="Duas_20_Partes_20_d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6" style:display-name="Duas Partes de Conteúdo~LT~Gliederung 6" style:family="paragraph" style:parent-style-name="Duas_20_Partes_20_d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7" style:display-name="Duas Partes de Conteúdo~LT~Gliederung 7" style:family="paragraph" style:parent-style-name="Duas_20_Partes_20_d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8" style:display-name="Duas Partes de Conteúdo~LT~Gliederung 8" style:family="paragraph" style:parent-style-name="Duas_20_Partes_20_d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9" style:display-name="Duas Partes de Conteúdo~LT~Gliederung 9" style:family="paragraph" style:parent-style-name="Duas_20_Partes_20_d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Titel" style:display-name="Duas Partes d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Untertitel" style:display-name="Duas Partes d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Notizen" style:display-name="Duas Partes d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Hintergrundobjekte" style:display-name="Duas Partes d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Hintergrund" style:display-name="Duas Partes d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Gliederung_20_1" style:display-name="Default 3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pt" fo:country="BR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#ffffff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M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page-layout style:name="Mpm1">
      <style:page-layout-properties fo:page-width="21.026cm" fo:page-height="29.739cm" style:num-format="1" style:print-orientation="portrait" fo:margin-top="1.3cm" fo:margin-bottom="1.27cm" fo:margin-left="2.54cm" fo:margin-right="2.45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3T17:06:00</meta:creation-date>
    <meta:initial-creator>Mauricio</meta:initial-creator>
    <dc:language>en-US</dc:language>
    <dc:date>2019-09-22T17:10:15.692567801</dc:date>
    <meta:editing-cycles>1094</meta:editing-cycles>
    <meta:editing-duration>P2DT12H48M19S</meta:editing-duration>
    <meta:generator>LibreOffice/6.3.0.4$Linux_X86_64 LibreOffice_project/057fc023c990d676a43019934386b85b21a9ee99</meta:generator>
    <dc:creator>Mauricio Vancine</dc:creator>
    <meta:document-statistic meta:table-count="0" meta:image-count="0" meta:object-count="0" meta:page-count="7" meta:paragraph-count="231" meta:word-count="2051" meta:character-count="15033" meta:non-whitespace-character-count="13187"/>
  </office:meta>
</office:document-meta>
</file>